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456.46pt"/>
    </style:style>
    <style:style style:name="co5" style:family="table-column">
      <style:table-column-properties fo:break-before="auto" style:column-width="482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1YR_B19062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Aggregate wage or salary income in the past 12 months (in 2009 inflation-adjusted dollars)</text:p>
          </table:table-cell>
          <table:table-cell office:value-type="string" calcext:value-type="string">
            <text:p>Margin of Error; Aggregate wage or salary income in the past 12 months (in 2009 inflation-adjusted dollars)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3167443700" calcext:value-type="float">
            <text:p>3167443700</text:p>
          </table:table-cell>
          <table:table-cell office:value-type="float" office:value="215547120" calcext:value-type="float">
            <text:p>215547120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1655354300" calcext:value-type="float">
            <text:p>1655354300</text:p>
          </table:table-cell>
          <table:table-cell office:value-type="float" office:value="151604333" calcext:value-type="float">
            <text:p>151604333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1110818500" calcext:value-type="float">
            <text:p>1110818500</text:p>
          </table:table-cell>
          <table:table-cell office:value-type="float" office:value="109640355" calcext:value-type="float">
            <text:p>109640355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745194900" calcext:value-type="float">
            <text:p>745194900</text:p>
          </table:table-cell>
          <table:table-cell office:value-type="float" office:value="117217194" calcext:value-type="float">
            <text:p>117217194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1157259600" calcext:value-type="float">
            <text:p>1157259600</text:p>
          </table:table-cell>
          <table:table-cell office:value-type="float" office:value="98555783" calcext:value-type="float">
            <text:p>98555783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1463122700" calcext:value-type="float">
            <text:p>1463122700</text:p>
          </table:table-cell>
          <table:table-cell office:value-type="float" office:value="120434050" calcext:value-type="float">
            <text:p>120434050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1460103300" calcext:value-type="float">
            <text:p>1460103300</text:p>
          </table:table-cell>
          <table:table-cell office:value-type="float" office:value="88261645" calcext:value-type="float">
            <text:p>88261645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2753882600" calcext:value-type="float">
            <text:p>12753882600</text:p>
          </table:table-cell>
          <table:table-cell office:value-type="float" office:value="516453111" calcext:value-type="float">
            <text:p>516453111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1130882800" calcext:value-type="float">
            <text:p>1130882800</text:p>
          </table:table-cell>
          <table:table-cell office:value-type="float" office:value="113637077" calcext:value-type="float">
            <text:p>113637077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2077246800" calcext:value-type="float">
            <text:p>2077246800</text:p>
          </table:table-cell>
          <table:table-cell office:value-type="float" office:value="131617449" calcext:value-type="float">
            <text:p>131617449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1224597300" calcext:value-type="float">
            <text:p>1224597300</text:p>
          </table:table-cell>
          <table:table-cell office:value-type="float" office:value="128994060" calcext:value-type="float">
            <text:p>128994060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7492733000" calcext:value-type="float">
            <text:p>7492733000</text:p>
          </table:table-cell>
          <table:table-cell office:value-type="float" office:value="332692797" calcext:value-type="float">
            <text:p>332692797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1007519400" calcext:value-type="float">
            <text:p>1007519400</text:p>
          </table:table-cell>
          <table:table-cell office:value-type="float" office:value="109690898" calcext:value-type="float">
            <text:p>109690898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6433180300" calcext:value-type="float">
            <text:p>6433180300</text:p>
          </table:table-cell>
          <table:table-cell office:value-type="float" office:value="251942696" calcext:value-type="float">
            <text:p>251942696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3628377200" calcext:value-type="float">
            <text:p>3628377200</text:p>
          </table:table-cell>
          <table:table-cell office:value-type="float" office:value="211113532" calcext:value-type="float">
            <text:p>211113532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1775629500" calcext:value-type="float">
            <text:p>1775629500</text:p>
          </table:table-cell>
          <table:table-cell office:value-type="float" office:value="117477394" calcext:value-type="float">
            <text:p>117477394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1182620700" calcext:value-type="float">
            <text:p>1182620700</text:p>
          </table:table-cell>
          <table:table-cell office:value-type="float" office:value="151695381" calcext:value-type="float">
            <text:p>151695381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4949059900" calcext:value-type="float">
            <text:p>4949059900</text:p>
          </table:table-cell>
          <table:table-cell office:value-type="float" office:value="247313773" calcext:value-type="float">
            <text:p>247313773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1090978900" calcext:value-type="float">
            <text:p>1090978900</text:p>
          </table:table-cell>
          <table:table-cell office:value-type="float" office:value="136665177" calcext:value-type="float">
            <text:p>136665177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2735477900" calcext:value-type="float">
            <text:p>2735477900</text:p>
          </table:table-cell>
          <table:table-cell office:value-type="float" office:value="207459994" calcext:value-type="float">
            <text:p>207459994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931264900" calcext:value-type="float">
            <text:p>931264900</text:p>
          </table:table-cell>
          <table:table-cell office:value-type="float" office:value="113955150" calcext:value-type="float">
            <text:p>113955150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7164068600" calcext:value-type="float">
            <text:p>7164068600</text:p>
          </table:table-cell>
          <table:table-cell office:value-type="float" office:value="399656433" calcext:value-type="float">
            <text:p>399656433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2024884700" calcext:value-type="float">
            <text:p>2024884700</text:p>
          </table:table-cell>
          <table:table-cell office:value-type="float" office:value="171888865" calcext:value-type="float">
            <text:p>171888865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1233173200" calcext:value-type="float">
            <text:p>1233173200</text:p>
          </table:table-cell>
          <table:table-cell office:value-type="float" office:value="96233710" calcext:value-type="float">
            <text:p>96233710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499019400" calcext:value-type="float">
            <text:p>499019400</text:p>
          </table:table-cell>
          <table:table-cell office:value-type="float" office:value="85051868" calcext:value-type="float">
            <text:p>85051868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853966600" calcext:value-type="float">
            <text:p>1853966600</text:p>
          </table:table-cell>
          <table:table-cell office:value-type="float" office:value="165352067" calcext:value-type="float">
            <text:p>165352067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2061105900" calcext:value-type="float">
            <text:p>2061105900</text:p>
          </table:table-cell>
          <table:table-cell office:value-type="float" office:value="140189918" calcext:value-type="float">
            <text:p>140189918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73813000100" calcext:value-type="float">
            <text:p>73813000100</text:p>
          </table:table-cell>
          <table:table-cell office:value-type="float" office:value="1251915916" calcext:value-type="float">
            <text:p>1251915916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1980473900" calcext:value-type="float">
            <text:p>1980473900</text:p>
          </table:table-cell>
          <table:table-cell office:value-type="float" office:value="175139052" calcext:value-type="float">
            <text:p>175139052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993089800" calcext:value-type="float">
            <text:p>993089800</text:p>
          </table:table-cell>
          <table:table-cell office:value-type="float" office:value="123201651" calcext:value-type="float">
            <text:p>123201651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4998190900" calcext:value-type="float">
            <text:p>14998190900</text:p>
          </table:table-cell>
          <table:table-cell office:value-type="float" office:value="532082105" calcext:value-type="float">
            <text:p>532082105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4736327300" calcext:value-type="float">
            <text:p>4736327300</text:p>
          </table:table-cell>
          <table:table-cell office:value-type="float" office:value="287454004" calcext:value-type="float">
            <text:p>287454004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2746626500" calcext:value-type="float">
            <text:p>2746626500</text:p>
          </table:table-cell>
          <table:table-cell office:value-type="float" office:value="298277756" calcext:value-type="float">
            <text:p>298277756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2333489000" calcext:value-type="float">
            <text:p>2333489000</text:p>
          </table:table-cell>
          <table:table-cell office:value-type="float" office:value="156239874" calcext:value-type="float">
            <text:p>156239874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4042833900" calcext:value-type="float">
            <text:p>4042833900</text:p>
          </table:table-cell>
          <table:table-cell office:value-type="float" office:value="300990753" calcext:value-type="float">
            <text:p>300990753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1672112400" calcext:value-type="float">
            <text:p>1672112400</text:p>
          </table:table-cell>
          <table:table-cell office:value-type="float" office:value="238124503" calcext:value-type="float">
            <text:p>238124503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1877593300" calcext:value-type="float">
            <text:p>1877593300</text:p>
          </table:table-cell>
          <table:table-cell office:value-type="float" office:value="135128234" calcext:value-type="float">
            <text:p>135128234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1202096500" calcext:value-type="float">
            <text:p>1202096500</text:p>
          </table:table-cell>
          <table:table-cell office:value-type="float" office:value="142699927" calcext:value-type="float">
            <text:p>142699927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974228500" calcext:value-type="float">
            <text:p>974228500</text:p>
          </table:table-cell>
          <table:table-cell office:value-type="float" office:value="93111460" calcext:value-type="float">
            <text:p>93111460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1152356800" calcext:value-type="float">
            <text:p>1152356800</text:p>
          </table:table-cell>
          <table:table-cell office:value-type="float" office:value="114564113" calcext:value-type="float">
            <text:p>114564113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7216709200" calcext:value-type="float">
            <text:p>7216709200</text:p>
          </table:table-cell>
          <table:table-cell office:value-type="float" office:value="300345574" calcext:value-type="float">
            <text:p>300345574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1756268300" calcext:value-type="float">
            <text:p>1756268300</text:p>
          </table:table-cell>
          <table:table-cell office:value-type="float" office:value="125549256" calcext:value-type="float">
            <text:p>125549256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1783511900" calcext:value-type="float">
            <text:p>1783511900</text:p>
          </table:table-cell>
          <table:table-cell office:value-type="float" office:value="172512529" calcext:value-type="float">
            <text:p>172512529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3313774400" calcext:value-type="float">
            <text:p>3313774400</text:p>
          </table:table-cell>
          <table:table-cell office:value-type="float" office:value="255968565" calcext:value-type="float">
            <text:p>255968565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1050688800" calcext:value-type="float">
            <text:p>1050688800</text:p>
          </table:table-cell>
          <table:table-cell office:value-type="float" office:value="89213545" calcext:value-type="float">
            <text:p>89213545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36463799700" calcext:value-type="float">
            <text:p>36463799700</text:p>
          </table:table-cell>
          <table:table-cell office:value-type="float" office:value="774208428" calcext:value-type="float">
            <text:p>774208428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2742088600" calcext:value-type="float">
            <text:p>2742088600</text:p>
          </table:table-cell>
          <table:table-cell office:value-type="float" office:value="195609944" calcext:value-type="float">
            <text:p>195609944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26712922800" calcext:value-type="float">
            <text:p>26712922800</text:p>
          </table:table-cell>
          <table:table-cell office:value-type="float" office:value="756890431" calcext:value-type="float">
            <text:p>756890431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4203084300" calcext:value-type="float">
            <text:p>4203084300</text:p>
          </table:table-cell>
          <table:table-cell office:value-type="float" office:value="225345953" calcext:value-type="float">
            <text:p>225345953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2832001500" calcext:value-type="float">
            <text:p>12832001500</text:p>
          </table:table-cell>
          <table:table-cell office:value-type="float" office:value="434490215" calcext:value-type="float">
            <text:p>434490215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559790800" calcext:value-type="float">
            <text:p>1559790800</text:p>
          </table:table-cell>
          <table:table-cell office:value-type="float" office:value="136173782" calcext:value-type="float">
            <text:p>136173782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1997262100" calcext:value-type="float">
            <text:p>1997262100</text:p>
          </table:table-cell>
          <table:table-cell office:value-type="float" office:value="144953562" calcext:value-type="float">
            <text:p>144953562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0993204600" calcext:value-type="float">
            <text:p>10993204600</text:p>
          </table:table-cell>
          <table:table-cell office:value-type="float" office:value="398696915" calcext:value-type="float">
            <text:p>398696915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706442100" calcext:value-type="float">
            <text:p>1706442100</text:p>
          </table:table-cell>
          <table:table-cell office:value-type="float" office:value="144894037" calcext:value-type="float">
            <text:p>144894037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808233900" calcext:value-type="float">
            <text:p>808233900</text:p>
          </table:table-cell>
          <table:table-cell office:value-type="float" office:value="143600912" calcext:value-type="float">
            <text:p>143600912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87221351500" calcext:value-type="float">
            <text:p>187221351500</text:p>
          </table:table-cell>
          <table:table-cell office:value-type="float" office:value="2164266109" calcext:value-type="float">
            <text:p>2164266109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754429700" calcext:value-type="float">
            <text:p>1754429700</text:p>
          </table:table-cell>
          <table:table-cell office:value-type="float" office:value="121211768" calcext:value-type="float">
            <text:p>121211768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8196441800" calcext:value-type="float">
            <text:p>8196441800</text:p>
          </table:table-cell>
          <table:table-cell office:value-type="float" office:value="530141522" calcext:value-type="float">
            <text:p>530141522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1043715500" calcext:value-type="float">
            <text:p>1043715500</text:p>
          </table:table-cell>
          <table:table-cell office:value-type="float" office:value="116033537" calcext:value-type="float">
            <text:p>116033537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2835542500" calcext:value-type="float">
            <text:p>2835542500</text:p>
          </table:table-cell>
          <table:table-cell office:value-type="float" office:value="191341736" calcext:value-type="float">
            <text:p>191341736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6869850900" calcext:value-type="float">
            <text:p>6869850900</text:p>
          </table:table-cell>
          <table:table-cell office:value-type="float" office:value="298067088" calcext:value-type="float">
            <text:p>298067088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3184751300" calcext:value-type="float">
            <text:p>3184751300</text:p>
          </table:table-cell>
          <table:table-cell office:value-type="float" office:value="239861488" calcext:value-type="float">
            <text:p>239861488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1882242200" calcext:value-type="float">
            <text:p>1882242200</text:p>
          </table:table-cell>
          <table:table-cell office:value-type="float" office:value="262374686" calcext:value-type="float">
            <text:p>262374686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71204294400" calcext:value-type="float">
            <text:p>71204294400</text:p>
          </table:table-cell>
          <table:table-cell office:value-type="float" office:value="1144907671" calcext:value-type="float">
            <text:p>1144907671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7976693800" calcext:value-type="float">
            <text:p>7976693800</text:p>
          </table:table-cell>
          <table:table-cell office:value-type="float" office:value="403615074" calcext:value-type="float">
            <text:p>403615074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3335692300" calcext:value-type="float">
            <text:p>33335692300</text:p>
          </table:table-cell>
          <table:table-cell office:value-type="float" office:value="747710854" calcext:value-type="float">
            <text:p>747710854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25730266400" calcext:value-type="float">
            <text:p>25730266400</text:p>
          </table:table-cell>
          <table:table-cell office:value-type="float" office:value="629544679" calcext:value-type="float">
            <text:p>629544679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31024028900" calcext:value-type="float">
            <text:p>31024028900</text:p>
          </table:table-cell>
          <table:table-cell office:value-type="float" office:value="818755459" calcext:value-type="float">
            <text:p>818755459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63038500800" calcext:value-type="float">
            <text:p>63038500800</text:p>
          </table:table-cell>
          <table:table-cell office:value-type="float" office:value="1123978593" calcext:value-type="float">
            <text:p>1123978593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5562188700" calcext:value-type="float">
            <text:p>25562188700</text:p>
          </table:table-cell>
          <table:table-cell office:value-type="float" office:value="1009153374" calcext:value-type="float">
            <text:p>1009153374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10804642400" calcext:value-type="float">
            <text:p>10804642400</text:p>
          </table:table-cell>
          <table:table-cell office:value-type="float" office:value="526556228" calcext:value-type="float">
            <text:p>526556228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4826245200" calcext:value-type="float">
            <text:p>4826245200</text:p>
          </table:table-cell>
          <table:table-cell office:value-type="float" office:value="337361223" calcext:value-type="float">
            <text:p>337361223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1996348500" calcext:value-type="float">
            <text:p>21996348500</text:p>
          </table:table-cell>
          <table:table-cell office:value-type="float" office:value="724604277" calcext:value-type="float">
            <text:p>724604277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7368597100" calcext:value-type="float">
            <text:p>7368597100</text:p>
          </table:table-cell>
          <table:table-cell office:value-type="float" office:value="333405209" calcext:value-type="float">
            <text:p>333405209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51340624900" calcext:value-type="float">
            <text:p>51340624900</text:p>
          </table:table-cell>
          <table:table-cell office:value-type="float" office:value="1069667915" calcext:value-type="float">
            <text:p>1069667915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5222032100" calcext:value-type="float">
            <text:p>5222032100</text:p>
          </table:table-cell>
          <table:table-cell office:value-type="float" office:value="305449745" calcext:value-type="float">
            <text:p>305449745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2729756600" calcext:value-type="float">
            <text:p>2729756600</text:p>
          </table:table-cell>
          <table:table-cell office:value-type="float" office:value="238732357" calcext:value-type="float">
            <text:p>238732357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8445264400" calcext:value-type="float">
            <text:p>8445264400</text:p>
          </table:table-cell>
          <table:table-cell office:value-type="float" office:value="375385356" calcext:value-type="float">
            <text:p>375385356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9967705300" calcext:value-type="float">
            <text:p>9967705300</text:p>
          </table:table-cell>
          <table:table-cell office:value-type="float" office:value="404562633" calcext:value-type="float">
            <text:p>404562633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7331063100" calcext:value-type="float">
            <text:p>7331063100</text:p>
          </table:table-cell>
          <table:table-cell office:value-type="float" office:value="320553426" calcext:value-type="float">
            <text:p>320553426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334747700" calcext:value-type="float">
            <text:p>1334747700</text:p>
          </table:table-cell>
          <table:table-cell office:value-type="float" office:value="123489651" calcext:value-type="float">
            <text:p>123489651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5123411500" calcext:value-type="float">
            <text:p>5123411500</text:p>
          </table:table-cell>
          <table:table-cell office:value-type="float" office:value="228187096" calcext:value-type="float">
            <text:p>228187096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7741128500" calcext:value-type="float">
            <text:p>17741128500</text:p>
          </table:table-cell>
          <table:table-cell office:value-type="float" office:value="468859202" calcext:value-type="float">
            <text:p>468859202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3590322800" calcext:value-type="float">
            <text:p>3590322800</text:p>
          </table:table-cell>
          <table:table-cell office:value-type="float" office:value="202875044" calcext:value-type="float">
            <text:p>202875044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020218900" calcext:value-type="float">
            <text:p>1020218900</text:p>
          </table:table-cell>
          <table:table-cell office:value-type="float" office:value="151796655" calcext:value-type="float">
            <text:p>151796655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7893340600" calcext:value-type="float">
            <text:p>7893340600</text:p>
          </table:table-cell>
          <table:table-cell office:value-type="float" office:value="289071806" calcext:value-type="float">
            <text:p>289071806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2656362900" calcext:value-type="float">
            <text:p>12656362900</text:p>
          </table:table-cell>
          <table:table-cell office:value-type="float" office:value="483657148" calcext:value-type="float">
            <text:p>483657148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7964986400" calcext:value-type="float">
            <text:p>7964986400</text:p>
          </table:table-cell>
          <table:table-cell office:value-type="float" office:value="450335702" calcext:value-type="float">
            <text:p>450335702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3749651900" calcext:value-type="float">
            <text:p>13749651900</text:p>
          </table:table-cell>
          <table:table-cell office:value-type="float" office:value="602007271" calcext:value-type="float">
            <text:p>602007271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9445573500" calcext:value-type="float">
            <text:p>9445573500</text:p>
          </table:table-cell>
          <table:table-cell office:value-type="float" office:value="376269100" calcext:value-type="float">
            <text:p>376269100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1863564500" calcext:value-type="float">
            <text:p>11863564500</text:p>
          </table:table-cell>
          <table:table-cell office:value-type="float" office:value="411326912" calcext:value-type="float">
            <text:p>411326912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4014834900" calcext:value-type="float">
            <text:p>14014834900</text:p>
          </table:table-cell>
          <table:table-cell office:value-type="float" office:value="388772730" calcext:value-type="float">
            <text:p>388772730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6083135900" calcext:value-type="float">
            <text:p>6083135900</text:p>
          </table:table-cell>
          <table:table-cell office:value-type="float" office:value="318249206" calcext:value-type="float">
            <text:p>318249206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2807982600" calcext:value-type="float">
            <text:p>2807982600</text:p>
          </table:table-cell>
          <table:table-cell office:value-type="float" office:value="163605961" calcext:value-type="float">
            <text:p>163605961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2103072600" calcext:value-type="float">
            <text:p>2103072600</text:p>
          </table:table-cell>
          <table:table-cell office:value-type="float" office:value="163950073" calcext:value-type="float">
            <text:p>163950073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4628592200" calcext:value-type="float">
            <text:p>4628592200</text:p>
          </table:table-cell>
          <table:table-cell office:value-type="float" office:value="233991600" calcext:value-type="float">
            <text:p>233991600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31589989900" calcext:value-type="float">
            <text:p>31589989900</text:p>
          </table:table-cell>
          <table:table-cell office:value-type="float" office:value="1008589680" calcext:value-type="float">
            <text:p>1008589680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1369998500" calcext:value-type="float">
            <text:p>21369998500</text:p>
          </table:table-cell>
          <table:table-cell office:value-type="float" office:value="574411574" calcext:value-type="float">
            <text:p>574411574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4797473700" calcext:value-type="float">
            <text:p>4797473700</text:p>
          </table:table-cell>
          <table:table-cell office:value-type="float" office:value="320951181" calcext:value-type="float">
            <text:p>320951181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4558885200" calcext:value-type="float">
            <text:p>4558885200</text:p>
          </table:table-cell>
          <table:table-cell office:value-type="float" office:value="374966991" calcext:value-type="float">
            <text:p>374966991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9907562600" calcext:value-type="float">
            <text:p>19907562600</text:p>
          </table:table-cell>
          <table:table-cell office:value-type="float" office:value="664316633" calcext:value-type="float">
            <text:p>664316633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6516490400" calcext:value-type="float">
            <text:p>6516490400</text:p>
          </table:table-cell>
          <table:table-cell office:value-type="float" office:value="308131028" calcext:value-type="float">
            <text:p>308131028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3724895300" calcext:value-type="float">
            <text:p>3724895300</text:p>
          </table:table-cell>
          <table:table-cell office:value-type="float" office:value="221345558" calcext:value-type="float">
            <text:p>221345558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2216822500" calcext:value-type="float">
            <text:p>2216822500</text:p>
          </table:table-cell>
          <table:table-cell office:value-type="float" office:value="169835841" calcext:value-type="float">
            <text:p>169835841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2643644000" calcext:value-type="float">
            <text:p>2643644000</text:p>
          </table:table-cell>
          <table:table-cell office:value-type="float" office:value="163340643" calcext:value-type="float">
            <text:p>163340643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2276179300" calcext:value-type="float">
            <text:p>12276179300</text:p>
          </table:table-cell>
          <table:table-cell office:value-type="float" office:value="498427365" calcext:value-type="float">
            <text:p>498427365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3039276700" calcext:value-type="float">
            <text:p>3039276700</text:p>
          </table:table-cell>
          <table:table-cell office:value-type="float" office:value="223648566" calcext:value-type="float">
            <text:p>223648566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8003436100" calcext:value-type="float">
            <text:p>18003436100</text:p>
          </table:table-cell>
          <table:table-cell office:value-type="float" office:value="557290115" calcext:value-type="float">
            <text:p>557290115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4066829200" calcext:value-type="float">
            <text:p>4066829200</text:p>
          </table:table-cell>
          <table:table-cell office:value-type="float" office:value="340408267" calcext:value-type="float">
            <text:p>340408267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2463151900" calcext:value-type="float">
            <text:p>2463151900</text:p>
          </table:table-cell>
          <table:table-cell office:value-type="float" office:value="197610390" calcext:value-type="float">
            <text:p>197610390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9056499900" calcext:value-type="float">
            <text:p>9056499900</text:p>
          </table:table-cell>
          <table:table-cell office:value-type="float" office:value="401028964" calcext:value-type="float">
            <text:p>401028964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34020086600" calcext:value-type="float">
            <text:p>34020086600</text:p>
          </table:table-cell>
          <table:table-cell office:value-type="float" office:value="901254509" calcext:value-type="float">
            <text:p>901254509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2002266300" calcext:value-type="float">
            <text:p>2002266300</text:p>
          </table:table-cell>
          <table:table-cell office:value-type="float" office:value="256322445" calcext:value-type="float">
            <text:p>256322445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1514213000" calcext:value-type="float">
            <text:p>1514213000</text:p>
          </table:table-cell>
          <table:table-cell office:value-type="float" office:value="154328822" calcext:value-type="float">
            <text:p>154328822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3610035400" calcext:value-type="float">
            <text:p>3610035400</text:p>
          </table:table-cell>
          <table:table-cell office:value-type="float" office:value="239165447" calcext:value-type="float">
            <text:p>239165447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4772992400" calcext:value-type="float">
            <text:p>4772992400</text:p>
          </table:table-cell>
          <table:table-cell office:value-type="float" office:value="414338411" calcext:value-type="float">
            <text:p>414338411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808341700" calcext:value-type="float">
            <text:p>808341700</text:p>
          </table:table-cell>
          <table:table-cell office:value-type="float" office:value="121016535" calcext:value-type="float">
            <text:p>121016535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5551115600" calcext:value-type="float">
            <text:p>15551115600</text:p>
          </table:table-cell>
          <table:table-cell office:value-type="float" office:value="499409076" calcext:value-type="float">
            <text:p>499409076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4291870400" calcext:value-type="float">
            <text:p>4291870400</text:p>
          </table:table-cell>
          <table:table-cell office:value-type="float" office:value="274042919" calcext:value-type="float">
            <text:p>274042919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1147703300" calcext:value-type="float">
            <text:p>1147703300</text:p>
          </table:table-cell>
          <table:table-cell office:value-type="float" office:value="146585360" calcext:value-type="float">
            <text:p>146585360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1958245700" calcext:value-type="float">
            <text:p>1958245700</text:p>
          </table:table-cell>
          <table:table-cell office:value-type="float" office:value="192133655" calcext:value-type="float">
            <text:p>192133655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806415900" calcext:value-type="float">
            <text:p>806415900</text:p>
          </table:table-cell>
          <table:table-cell office:value-type="float" office:value="137949694" calcext:value-type="float">
            <text:p>137949694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23227249700" calcext:value-type="float">
            <text:p>23227249700</text:p>
          </table:table-cell>
          <table:table-cell office:value-type="float" office:value="558532679" calcext:value-type="float">
            <text:p>558532679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1851137000" calcext:value-type="float">
            <text:p>1851137000</text:p>
          </table:table-cell>
          <table:table-cell office:value-type="float" office:value="202216925" calcext:value-type="float">
            <text:p>202216925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3782522000" calcext:value-type="float">
            <text:p>3782522000</text:p>
          </table:table-cell>
          <table:table-cell office:value-type="float" office:value="230577660" calcext:value-type="float">
            <text:p>230577660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8980636100" calcext:value-type="float">
            <text:p>8980636100</text:p>
          </table:table-cell>
          <table:table-cell office:value-type="float" office:value="421628418" calcext:value-type="float">
            <text:p>421628418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4851842200" calcext:value-type="float">
            <text:p>4851842200</text:p>
          </table:table-cell>
          <table:table-cell office:value-type="float" office:value="288795081" calcext:value-type="float">
            <text:p>288795081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4845007400" calcext:value-type="float">
            <text:p>4845007400</text:p>
          </table:table-cell>
          <table:table-cell office:value-type="float" office:value="252428830" calcext:value-type="float">
            <text:p>252428830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4205531200" calcext:value-type="float">
            <text:p>4205531200</text:p>
          </table:table-cell>
          <table:table-cell office:value-type="float" office:value="266040796" calcext:value-type="float">
            <text:p>266040796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2645723800" calcext:value-type="float">
            <text:p>2645723800</text:p>
          </table:table-cell>
          <table:table-cell office:value-type="float" office:value="236212351" calcext:value-type="float">
            <text:p>236212351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38166245000" calcext:value-type="float">
            <text:p>38166245000</text:p>
          </table:table-cell>
          <table:table-cell office:value-type="float" office:value="1009167448" calcext:value-type="float">
            <text:p>1009167448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1304907800" calcext:value-type="float">
            <text:p>1304907800</text:p>
          </table:table-cell>
          <table:table-cell office:value-type="float" office:value="213978084" calcext:value-type="float">
            <text:p>213978084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1379729500" calcext:value-type="float">
            <text:p>1379729500</text:p>
          </table:table-cell>
          <table:table-cell office:value-type="float" office:value="179357241" calcext:value-type="float">
            <text:p>179357241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3281910200" calcext:value-type="float">
            <text:p>3281910200</text:p>
          </table:table-cell>
          <table:table-cell office:value-type="float" office:value="249583860" calcext:value-type="float">
            <text:p>249583860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20253000100" calcext:value-type="float">
            <text:p>20253000100</text:p>
          </table:table-cell>
          <table:table-cell office:value-type="float" office:value="678469185" calcext:value-type="float">
            <text:p>678469185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3706349700" calcext:value-type="float">
            <text:p>3706349700</text:p>
          </table:table-cell>
          <table:table-cell office:value-type="float" office:value="251147491" calcext:value-type="float">
            <text:p>251147491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24121288300" calcext:value-type="float">
            <text:p>24121288300</text:p>
          </table:table-cell>
          <table:table-cell office:value-type="float" office:value="795728740" calcext:value-type="float">
            <text:p>795728740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6134275200" calcext:value-type="float">
            <text:p>6134275200</text:p>
          </table:table-cell>
          <table:table-cell office:value-type="float" office:value="326202720" calcext:value-type="float">
            <text:p>326202720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6193113700" calcext:value-type="float">
            <text:p>16193113700</text:p>
          </table:table-cell>
          <table:table-cell office:value-type="float" office:value="657107957" calcext:value-type="float">
            <text:p>657107957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8269705600" calcext:value-type="float">
            <text:p>8269705600</text:p>
          </table:table-cell>
          <table:table-cell office:value-type="float" office:value="382296978" calcext:value-type="float">
            <text:p>382296978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718640000" calcext:value-type="float">
            <text:p>718640000</text:p>
          </table:table-cell>
          <table:table-cell office:value-type="float" office:value="90580026" calcext:value-type="float">
            <text:p>90580026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4125143200" calcext:value-type="float">
            <text:p>4125143200</text:p>
          </table:table-cell>
          <table:table-cell office:value-type="float" office:value="373483968" calcext:value-type="float">
            <text:p>373483968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3582593200" calcext:value-type="float">
            <text:p>3582593200</text:p>
          </table:table-cell>
          <table:table-cell office:value-type="float" office:value="245971284" calcext:value-type="float">
            <text:p>245971284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2528864900" calcext:value-type="float">
            <text:p>2528864900</text:p>
          </table:table-cell>
          <table:table-cell office:value-type="float" office:value="201242331" calcext:value-type="float">
            <text:p>201242331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5693404000" calcext:value-type="float">
            <text:p>5693404000</text:p>
          </table:table-cell>
          <table:table-cell office:value-type="float" office:value="301747948" calcext:value-type="float">
            <text:p>301747948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8462424600" calcext:value-type="float">
            <text:p>8462424600</text:p>
          </table:table-cell>
          <table:table-cell office:value-type="float" office:value="359648138" calcext:value-type="float">
            <text:p>359648138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843469600" calcext:value-type="float">
            <text:p>843469600</text:p>
          </table:table-cell>
          <table:table-cell office:value-type="float" office:value="98050355" calcext:value-type="float">
            <text:p>98050355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6748114200" calcext:value-type="float">
            <text:p>6748114200</text:p>
          </table:table-cell>
          <table:table-cell office:value-type="float" office:value="334935235" calcext:value-type="float">
            <text:p>334935235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1084225100" calcext:value-type="float">
            <text:p>1084225100</text:p>
          </table:table-cell>
          <table:table-cell office:value-type="float" office:value="116434207" calcext:value-type="float">
            <text:p>116434207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1487618000" calcext:value-type="float">
            <text:p>1487618000</text:p>
          </table:table-cell>
          <table:table-cell office:value-type="float" office:value="168887819" calcext:value-type="float">
            <text:p>168887819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2333889300" calcext:value-type="float">
            <text:p>2333889300</text:p>
          </table:table-cell>
          <table:table-cell office:value-type="float" office:value="193087216" calcext:value-type="float">
            <text:p>193087216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871127900" calcext:value-type="float">
            <text:p>871127900</text:p>
          </table:table-cell>
          <table:table-cell office:value-type="float" office:value="95327306" calcext:value-type="float">
            <text:p>95327306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1694641700" calcext:value-type="float">
            <text:p>1694641700</text:p>
          </table:table-cell>
          <table:table-cell office:value-type="float" office:value="166034033" calcext:value-type="float">
            <text:p>166034033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4219146800" calcext:value-type="float">
            <text:p>4219146800</text:p>
          </table:table-cell>
          <table:table-cell office:value-type="float" office:value="244274835" calcext:value-type="float">
            <text:p>244274835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4881818500" calcext:value-type="float">
            <text:p>4881818500</text:p>
          </table:table-cell>
          <table:table-cell office:value-type="float" office:value="276998876" calcext:value-type="float">
            <text:p>276998876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1464285100" calcext:value-type="float">
            <text:p>1464285100</text:p>
          </table:table-cell>
          <table:table-cell office:value-type="float" office:value="133727755" calcext:value-type="float">
            <text:p>133727755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3429222600" calcext:value-type="float">
            <text:p>3429222600</text:p>
          </table:table-cell>
          <table:table-cell office:value-type="float" office:value="216260517" calcext:value-type="float">
            <text:p>216260517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7465633200" calcext:value-type="float">
            <text:p>17465633200</text:p>
          </table:table-cell>
          <table:table-cell office:value-type="float" office:value="598763503" calcext:value-type="float">
            <text:p>598763503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2555074600" calcext:value-type="float">
            <text:p>2555074600</text:p>
          </table:table-cell>
          <table:table-cell office:value-type="float" office:value="222025152" calcext:value-type="float">
            <text:p>222025152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2500199900" calcext:value-type="float">
            <text:p>2500199900</text:p>
          </table:table-cell>
          <table:table-cell office:value-type="float" office:value="178525876" calcext:value-type="float">
            <text:p>178525876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15488465500" calcext:value-type="float">
            <text:p>15488465500</text:p>
          </table:table-cell>
          <table:table-cell office:value-type="float" office:value="559598192" calcext:value-type="float">
            <text:p>559598192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1155222300" calcext:value-type="float">
            <text:p>1155222300</text:p>
          </table:table-cell>
          <table:table-cell office:value-type="float" office:value="106543652" calcext:value-type="float">
            <text:p>106543652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2352828500" calcext:value-type="float">
            <text:p>2352828500</text:p>
          </table:table-cell>
          <table:table-cell office:value-type="float" office:value="224845808" calcext:value-type="float">
            <text:p>224845808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2685451200" calcext:value-type="float">
            <text:p>2685451200</text:p>
          </table:table-cell>
          <table:table-cell office:value-type="float" office:value="205040860" calcext:value-type="float">
            <text:p>205040860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1265734800" calcext:value-type="float">
            <text:p>1265734800</text:p>
          </table:table-cell>
          <table:table-cell office:value-type="float" office:value="137743171" calcext:value-type="float">
            <text:p>137743171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4867502000" calcext:value-type="float">
            <text:p>4867502000</text:p>
          </table:table-cell>
          <table:table-cell office:value-type="float" office:value="259490112" calcext:value-type="float">
            <text:p>259490112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26719797800" calcext:value-type="float">
            <text:p>26719797800</text:p>
          </table:table-cell>
          <table:table-cell office:value-type="float" office:value="926912337" calcext:value-type="float">
            <text:p>926912337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1309602500" calcext:value-type="float">
            <text:p>1309602500</text:p>
          </table:table-cell>
          <table:table-cell office:value-type="float" office:value="130116415" calcext:value-type="float">
            <text:p>13011641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16096967400" calcext:value-type="float">
            <text:p>16096967400</text:p>
          </table:table-cell>
          <table:table-cell office:value-type="float" office:value="513374811" calcext:value-type="float">
            <text:p>513374811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3046502900" calcext:value-type="float">
            <text:p>3046502900</text:p>
          </table:table-cell>
          <table:table-cell office:value-type="float" office:value="234119127" calcext:value-type="float">
            <text:p>234119127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3933455400" calcext:value-type="float">
            <text:p>3933455400</text:p>
          </table:table-cell>
          <table:table-cell office:value-type="float" office:value="231679633" calcext:value-type="float">
            <text:p>231679633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2564805600" calcext:value-type="float">
            <text:p>2564805600</text:p>
          </table:table-cell>
          <table:table-cell office:value-type="float" office:value="192433059" calcext:value-type="float">
            <text:p>192433059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1649524600" calcext:value-type="float">
            <text:p>1649524600</text:p>
          </table:table-cell>
          <table:table-cell office:value-type="float" office:value="134790352" calcext:value-type="float">
            <text:p>134790352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2876474100" calcext:value-type="float">
            <text:p>2876474100</text:p>
          </table:table-cell>
          <table:table-cell office:value-type="float" office:value="208944710" calcext:value-type="float">
            <text:p>208944710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1400132600" calcext:value-type="float">
            <text:p>1400132600</text:p>
          </table:table-cell>
          <table:table-cell office:value-type="float" office:value="131158297" calcext:value-type="float">
            <text:p>131158297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2692842500" calcext:value-type="float">
            <text:p>2692842500</text:p>
          </table:table-cell>
          <table:table-cell office:value-type="float" office:value="188897431" calcext:value-type="float">
            <text:p>188897431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2494067800" calcext:value-type="float">
            <text:p>2494067800</text:p>
          </table:table-cell>
          <table:table-cell office:value-type="float" office:value="210405617" calcext:value-type="float">
            <text:p>210405617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1431448000" calcext:value-type="float">
            <text:p>1431448000</text:p>
          </table:table-cell>
          <table:table-cell office:value-type="float" office:value="132225335" calcext:value-type="float">
            <text:p>132225335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1398777800" calcext:value-type="float">
            <text:p>1398777800</text:p>
          </table:table-cell>
          <table:table-cell office:value-type="float" office:value="144992364" calcext:value-type="float">
            <text:p>144992364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242106200" calcext:value-type="float">
            <text:p>1242106200</text:p>
          </table:table-cell>
          <table:table-cell office:value-type="float" office:value="116267912" calcext:value-type="float">
            <text:p>116267912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2884512800" calcext:value-type="float">
            <text:p>2884512800</text:p>
          </table:table-cell>
          <table:table-cell office:value-type="float" office:value="212218359" calcext:value-type="float">
            <text:p>21221835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19030254900" calcext:value-type="float">
            <text:p>19030254900</text:p>
          </table:table-cell>
          <table:table-cell office:value-type="float" office:value="542410082" calcext:value-type="float">
            <text:p>542410082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2541372200" calcext:value-type="float">
            <text:p>2541372200</text:p>
          </table:table-cell>
          <table:table-cell office:value-type="float" office:value="232316981" calcext:value-type="float">
            <text:p>232316981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7449923400" calcext:value-type="float">
            <text:p>7449923400</text:p>
          </table:table-cell>
          <table:table-cell office:value-type="float" office:value="340104458" calcext:value-type="float">
            <text:p>340104458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1272588700" calcext:value-type="float">
            <text:p>1272588700</text:p>
          </table:table-cell>
          <table:table-cell office:value-type="float" office:value="122729794" calcext:value-type="float">
            <text:p>122729794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1649853600" calcext:value-type="float">
            <text:p>1649853600</text:p>
          </table:table-cell>
          <table:table-cell office:value-type="float" office:value="138905201" calcext:value-type="float">
            <text:p>138905201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2139876300" calcext:value-type="float">
            <text:p>2139876300</text:p>
          </table:table-cell>
          <table:table-cell office:value-type="float" office:value="120498156" calcext:value-type="float">
            <text:p>120498156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2239728200" calcext:value-type="float">
            <text:p>2239728200</text:p>
          </table:table-cell>
          <table:table-cell office:value-type="float" office:value="272728035" calcext:value-type="float">
            <text:p>272728035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916973300" calcext:value-type="float">
            <text:p>916973300</text:p>
          </table:table-cell>
          <table:table-cell office:value-type="float" office:value="79538603" calcext:value-type="float">
            <text:p>79538603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1057237100" calcext:value-type="float">
            <text:p>1057237100</text:p>
          </table:table-cell>
          <table:table-cell office:value-type="float" office:value="137128028" calcext:value-type="float">
            <text:p>137128028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3340174600" calcext:value-type="float">
            <text:p>3340174600</text:p>
          </table:table-cell>
          <table:table-cell office:value-type="float" office:value="195157393" calcext:value-type="float">
            <text:p>195157393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14495660600" calcext:value-type="float">
            <text:p>114495660600</text:p>
          </table:table-cell>
          <table:table-cell office:value-type="float" office:value="1815649331" calcext:value-type="float">
            <text:p>1815649331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1725575300" calcext:value-type="float">
            <text:p>1725575300</text:p>
          </table:table-cell>
          <table:table-cell office:value-type="float" office:value="129346188" calcext:value-type="float">
            <text:p>129346188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6511092400" calcext:value-type="float">
            <text:p>26511092400</text:p>
          </table:table-cell>
          <table:table-cell office:value-type="float" office:value="783207184" calcext:value-type="float">
            <text:p>783207184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1205233000" calcext:value-type="float">
            <text:p>11205233000</text:p>
          </table:table-cell>
          <table:table-cell office:value-type="float" office:value="440858587" calcext:value-type="float">
            <text:p>440858587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1826511000" calcext:value-type="float">
            <text:p>1826511000</text:p>
          </table:table-cell>
          <table:table-cell office:value-type="float" office:value="178652576" calcext:value-type="float">
            <text:p>178652576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2491285500" calcext:value-type="float">
            <text:p>2491285500</text:p>
          </table:table-cell>
          <table:table-cell office:value-type="float" office:value="116949873" calcext:value-type="float">
            <text:p>116949873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9671798000" calcext:value-type="float">
            <text:p>19671798000</text:p>
          </table:table-cell>
          <table:table-cell office:value-type="float" office:value="667306882" calcext:value-type="float">
            <text:p>667306882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1934654500" calcext:value-type="float">
            <text:p>1934654500</text:p>
          </table:table-cell>
          <table:table-cell office:value-type="float" office:value="122404808" calcext:value-type="float">
            <text:p>122404808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7507027500" calcext:value-type="float">
            <text:p>7507027500</text:p>
          </table:table-cell>
          <table:table-cell office:value-type="float" office:value="327088542" calcext:value-type="float">
            <text:p>327088542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3534869700" calcext:value-type="float">
            <text:p>3534869700</text:p>
          </table:table-cell>
          <table:table-cell office:value-type="float" office:value="217965069" calcext:value-type="float">
            <text:p>217965069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1999768100" calcext:value-type="float">
            <text:p>1999768100</text:p>
          </table:table-cell>
          <table:table-cell office:value-type="float" office:value="151245264" calcext:value-type="float">
            <text:p>151245264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5208240100" calcext:value-type="float">
            <text:p>5208240100</text:p>
          </table:table-cell>
          <table:table-cell office:value-type="float" office:value="282003255" calcext:value-type="float">
            <text:p>282003255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3547503400" calcext:value-type="float">
            <text:p>3547503400</text:p>
          </table:table-cell>
          <table:table-cell office:value-type="float" office:value="245008978" calcext:value-type="float">
            <text:p>245008978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2575159100" calcext:value-type="float">
            <text:p>2575159100</text:p>
          </table:table-cell>
          <table:table-cell office:value-type="float" office:value="175907859" calcext:value-type="float">
            <text:p>175907859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4561378200" calcext:value-type="float">
            <text:p>4561378200</text:p>
          </table:table-cell>
          <table:table-cell office:value-type="float" office:value="250200183" calcext:value-type="float">
            <text:p>250200183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3971285900" calcext:value-type="float">
            <text:p>3971285900</text:p>
          </table:table-cell>
          <table:table-cell office:value-type="float" office:value="195137424" calcext:value-type="float">
            <text:p>195137424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2586943800" calcext:value-type="float">
            <text:p>2586943800</text:p>
          </table:table-cell>
          <table:table-cell office:value-type="float" office:value="137848971" calcext:value-type="float">
            <text:p>137848971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996446900" calcext:value-type="float">
            <text:p>996446900</text:p>
          </table:table-cell>
          <table:table-cell office:value-type="float" office:value="99462395" calcext:value-type="float">
            <text:p>99462395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5571917800" calcext:value-type="float">
            <text:p>15571917800</text:p>
          </table:table-cell>
          <table:table-cell office:value-type="float" office:value="427166376" calcext:value-type="float">
            <text:p>427166376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float" office:value="895192200" calcext:value-type="float">
            <text:p>895192200</text:p>
          </table:table-cell>
          <table:table-cell office:value-type="float" office:value="98647562" calcext:value-type="float">
            <text:p>98647562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5217476700" calcext:value-type="float">
            <text:p>5217476700</text:p>
          </table:table-cell>
          <table:table-cell office:value-type="float" office:value="268880485" calcext:value-type="float">
            <text:p>268880485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5995262700" calcext:value-type="float">
            <text:p>5995262700</text:p>
          </table:table-cell>
          <table:table-cell office:value-type="float" office:value="235923730" calcext:value-type="float">
            <text:p>235923730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1523344700" calcext:value-type="float">
            <text:p>1523344700</text:p>
          </table:table-cell>
          <table:table-cell office:value-type="float" office:value="192796621" calcext:value-type="float">
            <text:p>192796621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1757423400" calcext:value-type="float">
            <text:p>1757423400</text:p>
          </table:table-cell>
          <table:table-cell office:value-type="float" office:value="136795637" calcext:value-type="float">
            <text:p>136795637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1503789300" calcext:value-type="float">
            <text:p>1503789300</text:p>
          </table:table-cell>
          <table:table-cell office:value-type="float" office:value="132078222" calcext:value-type="float">
            <text:p>132078222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2864894900" calcext:value-type="float">
            <text:p>2864894900</text:p>
          </table:table-cell>
          <table:table-cell office:value-type="float" office:value="153782357" calcext:value-type="float">
            <text:p>153782357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1400205400" calcext:value-type="float">
            <text:p>1400205400</text:p>
          </table:table-cell>
          <table:table-cell office:value-type="float" office:value="81616733" calcext:value-type="float">
            <text:p>81616733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954560000" calcext:value-type="float">
            <text:p>954560000</text:p>
          </table:table-cell>
          <table:table-cell office:value-type="float" office:value="124276824" calcext:value-type="float">
            <text:p>124276824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7698585600" calcext:value-type="float">
            <text:p>7698585600</text:p>
          </table:table-cell>
          <table:table-cell office:value-type="float" office:value="371018769" calcext:value-type="float">
            <text:p>371018769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1342848800" calcext:value-type="float">
            <text:p>1342848800</text:p>
          </table:table-cell>
          <table:table-cell office:value-type="float" office:value="122016186" calcext:value-type="float">
            <text:p>122016186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3363389800" calcext:value-type="float">
            <text:p>3363389800</text:p>
          </table:table-cell>
          <table:table-cell office:value-type="float" office:value="206832289" calcext:value-type="float">
            <text:p>206832289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1346434500" calcext:value-type="float">
            <text:p>1346434500</text:p>
          </table:table-cell>
          <table:table-cell office:value-type="float" office:value="123533750" calcext:value-type="float">
            <text:p>123533750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2864147400" calcext:value-type="float">
            <text:p>2864147400</text:p>
          </table:table-cell>
          <table:table-cell office:value-type="float" office:value="205650506" calcext:value-type="float">
            <text:p>205650506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1302010100" calcext:value-type="float">
            <text:p>1302010100</text:p>
          </table:table-cell>
          <table:table-cell office:value-type="float" office:value="96616937" calcext:value-type="float">
            <text:p>96616937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8119699400" calcext:value-type="float">
            <text:p>8119699400</text:p>
          </table:table-cell>
          <table:table-cell office:value-type="float" office:value="292826218" calcext:value-type="float">
            <text:p>292826218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1823838200" calcext:value-type="float">
            <text:p>1823838200</text:p>
          </table:table-cell>
          <table:table-cell office:value-type="float" office:value="138661815" calcext:value-type="float">
            <text:p>138661815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1765320500" calcext:value-type="float">
            <text:p>1765320500</text:p>
          </table:table-cell>
          <table:table-cell office:value-type="float" office:value="127643005" calcext:value-type="float">
            <text:p>127643005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15739184300" calcext:value-type="float">
            <text:p>15739184300</text:p>
          </table:table-cell>
          <table:table-cell office:value-type="float" office:value="484882011" calcext:value-type="float">
            <text:p>484882011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1999481700" calcext:value-type="float">
            <text:p>1999481700</text:p>
          </table:table-cell>
          <table:table-cell office:value-type="float" office:value="153648915" calcext:value-type="float">
            <text:p>153648915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1405908700" calcext:value-type="float">
            <text:p>1405908700</text:p>
          </table:table-cell>
          <table:table-cell office:value-type="float" office:value="141362209" calcext:value-type="float">
            <text:p>141362209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3417043000" calcext:value-type="float">
            <text:p>3417043000</text:p>
          </table:table-cell>
          <table:table-cell office:value-type="float" office:value="226324647" calcext:value-type="float">
            <text:p>226324647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4426010200" calcext:value-type="float">
            <text:p>4426010200</text:p>
          </table:table-cell>
          <table:table-cell office:value-type="float" office:value="242558523" calcext:value-type="float">
            <text:p>242558523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2714446300" calcext:value-type="float">
            <text:p>2714446300</text:p>
          </table:table-cell>
          <table:table-cell office:value-type="float" office:value="158202226" calcext:value-type="float">
            <text:p>158202226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3163124400" calcext:value-type="float">
            <text:p>3163124400</text:p>
          </table:table-cell>
          <table:table-cell office:value-type="float" office:value="228372693" calcext:value-type="float">
            <text:p>228372693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1540935600" calcext:value-type="float">
            <text:p>1540935600</text:p>
          </table:table-cell>
          <table:table-cell office:value-type="float" office:value="150200229" calcext:value-type="float">
            <text:p>150200229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1030731100" calcext:value-type="float">
            <text:p>1030731100</text:p>
          </table:table-cell>
          <table:table-cell office:value-type="float" office:value="90759671" calcext:value-type="float">
            <text:p>90759671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2107593900" calcext:value-type="float">
            <text:p>2107593900</text:p>
          </table:table-cell>
          <table:table-cell office:value-type="float" office:value="181635166" calcext:value-type="float">
            <text:p>181635166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1714268700" calcext:value-type="float">
            <text:p>1714268700</text:p>
          </table:table-cell>
          <table:table-cell office:value-type="float" office:value="150088126" calcext:value-type="float">
            <text:p>150088126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2826803100" calcext:value-type="float">
            <text:p>2826803100</text:p>
          </table:table-cell>
          <table:table-cell office:value-type="float" office:value="148059146" calcext:value-type="float">
            <text:p>148059146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4617540600" calcext:value-type="float">
            <text:p>4617540600</text:p>
          </table:table-cell>
          <table:table-cell office:value-type="float" office:value="217786534" calcext:value-type="float">
            <text:p>217786534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0150882000" calcext:value-type="float">
            <text:p>10150882000</text:p>
          </table:table-cell>
          <table:table-cell office:value-type="float" office:value="465791420" calcext:value-type="float">
            <text:p>465791420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1536846000" calcext:value-type="float">
            <text:p>1536846000</text:p>
          </table:table-cell>
          <table:table-cell office:value-type="float" office:value="91925360" calcext:value-type="float">
            <text:p>91925360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3298052700" calcext:value-type="float">
            <text:p>3298052700</text:p>
          </table:table-cell>
          <table:table-cell office:value-type="float" office:value="165198751" calcext:value-type="float">
            <text:p>165198751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1449746300" calcext:value-type="float">
            <text:p>1449746300</text:p>
          </table:table-cell>
          <table:table-cell office:value-type="float" office:value="118745831" calcext:value-type="float">
            <text:p>118745831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1696786900" calcext:value-type="float">
            <text:p>1696786900</text:p>
          </table:table-cell>
          <table:table-cell office:value-type="float" office:value="152986614" calcext:value-type="float">
            <text:p>152986614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2134745600" calcext:value-type="float">
            <text:p>2134745600</text:p>
          </table:table-cell>
          <table:table-cell office:value-type="float" office:value="208309777" calcext:value-type="float">
            <text:p>208309777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5452031500" calcext:value-type="float">
            <text:p>15452031500</text:p>
          </table:table-cell>
          <table:table-cell office:value-type="float" office:value="525221001" calcext:value-type="float">
            <text:p>525221001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1371777300" calcext:value-type="float">
            <text:p>1371777300</text:p>
          </table:table-cell>
          <table:table-cell office:value-type="float" office:value="110408580" calcext:value-type="float">
            <text:p>110408580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946490500" calcext:value-type="float">
            <text:p>946490500</text:p>
          </table:table-cell>
          <table:table-cell office:value-type="float" office:value="99495734" calcext:value-type="float">
            <text:p>99495734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9240859000" calcext:value-type="float">
            <text:p>9240859000</text:p>
          </table:table-cell>
          <table:table-cell office:value-type="float" office:value="304012390" calcext:value-type="float">
            <text:p>304012390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3215760900" calcext:value-type="float">
            <text:p>3215760900</text:p>
          </table:table-cell>
          <table:table-cell office:value-type="float" office:value="203012534" calcext:value-type="float">
            <text:p>203012534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2074550300" calcext:value-type="float">
            <text:p>2074550300</text:p>
          </table:table-cell>
          <table:table-cell office:value-type="float" office:value="124578001" calcext:value-type="float">
            <text:p>124578001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2598983400" calcext:value-type="float">
            <text:p>2598983400</text:p>
          </table:table-cell>
          <table:table-cell office:value-type="float" office:value="195563867" calcext:value-type="float">
            <text:p>195563867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1222989600" calcext:value-type="float">
            <text:p>1222989600</text:p>
          </table:table-cell>
          <table:table-cell office:value-type="float" office:value="125363472" calcext:value-type="float">
            <text:p>125363472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1720866900" calcext:value-type="float">
            <text:p>1720866900</text:p>
          </table:table-cell>
          <table:table-cell office:value-type="float" office:value="129143336" calcext:value-type="float">
            <text:p>129143336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881265500" calcext:value-type="float">
            <text:p>881265500</text:p>
          </table:table-cell>
          <table:table-cell office:value-type="float" office:value="96043230" calcext:value-type="float">
            <text:p>96043230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1499376800" calcext:value-type="float">
            <text:p>1499376800</text:p>
          </table:table-cell>
          <table:table-cell office:value-type="float" office:value="117653960" calcext:value-type="float">
            <text:p>117653960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6159754500" calcext:value-type="float">
            <text:p>6159754500</text:p>
          </table:table-cell>
          <table:table-cell office:value-type="float" office:value="353579349" calcext:value-type="float">
            <text:p>353579349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1577033600" calcext:value-type="float">
            <text:p>1577033600</text:p>
          </table:table-cell>
          <table:table-cell office:value-type="float" office:value="136022788" calcext:value-type="float">
            <text:p>136022788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3660496700" calcext:value-type="float">
            <text:p>13660496700</text:p>
          </table:table-cell>
          <table:table-cell office:value-type="float" office:value="406471687" calcext:value-type="float">
            <text:p>406471687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3246969000" calcext:value-type="float">
            <text:p>3246969000</text:p>
          </table:table-cell>
          <table:table-cell office:value-type="float" office:value="208769459" calcext:value-type="float">
            <text:p>208769459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1148803600" calcext:value-type="float">
            <text:p>1148803600</text:p>
          </table:table-cell>
          <table:table-cell office:value-type="float" office:value="130156991" calcext:value-type="float">
            <text:p>130156991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1207693500" calcext:value-type="float">
            <text:p>1207693500</text:p>
          </table:table-cell>
          <table:table-cell office:value-type="float" office:value="111476626" calcext:value-type="float">
            <text:p>111476626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790164500" calcext:value-type="float">
            <text:p>790164500</text:p>
          </table:table-cell>
          <table:table-cell office:value-type="float" office:value="89342369" calcext:value-type="float">
            <text:p>89342369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1694856700" calcext:value-type="float">
            <text:p>1694856700</text:p>
          </table:table-cell>
          <table:table-cell office:value-type="float" office:value="124008563" calcext:value-type="float">
            <text:p>124008563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2179295600" calcext:value-type="float">
            <text:p>2179295600</text:p>
          </table:table-cell>
          <table:table-cell office:value-type="float" office:value="166905938" calcext:value-type="float">
            <text:p>166905938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2276241300" calcext:value-type="float">
            <text:p>2276241300</text:p>
          </table:table-cell>
          <table:table-cell office:value-type="float" office:value="180688992" calcext:value-type="float">
            <text:p>180688992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3877964200" calcext:value-type="float">
            <text:p>3877964200</text:p>
          </table:table-cell>
          <table:table-cell office:value-type="float" office:value="237518869" calcext:value-type="float">
            <text:p>237518869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3353761100" calcext:value-type="float">
            <text:p>3353761100</text:p>
          </table:table-cell>
          <table:table-cell office:value-type="float" office:value="246336303" calcext:value-type="float">
            <text:p>246336303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8428675600" calcext:value-type="float">
            <text:p>8428675600</text:p>
          </table:table-cell>
          <table:table-cell office:value-type="float" office:value="425066319" calcext:value-type="float">
            <text:p>425066319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1285869500" calcext:value-type="float">
            <text:p>1285869500</text:p>
          </table:table-cell>
          <table:table-cell office:value-type="float" office:value="282200403" calcext:value-type="float">
            <text:p>282200403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8029246000" calcext:value-type="float">
            <text:p>8029246000</text:p>
          </table:table-cell>
          <table:table-cell office:value-type="float" office:value="352903355" calcext:value-type="float">
            <text:p>352903355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4437183600" calcext:value-type="float">
            <text:p>4437183600</text:p>
          </table:table-cell>
          <table:table-cell office:value-type="float" office:value="309350814" calcext:value-type="float">
            <text:p>309350814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1653148200" calcext:value-type="float">
            <text:p>1653148200</text:p>
          </table:table-cell>
          <table:table-cell office:value-type="float" office:value="202304501" calcext:value-type="float">
            <text:p>202304501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2222016300" calcext:value-type="float">
            <text:p>2222016300</text:p>
          </table:table-cell>
          <table:table-cell office:value-type="float" office:value="182825520" calcext:value-type="float">
            <text:p>182825520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5530222200" calcext:value-type="float">
            <text:p>5530222200</text:p>
          </table:table-cell>
          <table:table-cell office:value-type="float" office:value="453107180" calcext:value-type="float">
            <text:p>453107180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2260256400" calcext:value-type="float">
            <text:p>2260256400</text:p>
          </table:table-cell>
          <table:table-cell office:value-type="float" office:value="153743669" calcext:value-type="float">
            <text:p>153743669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1951975200" calcext:value-type="float">
            <text:p>1951975200</text:p>
          </table:table-cell>
          <table:table-cell office:value-type="float" office:value="184812865" calcext:value-type="float">
            <text:p>184812865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1114389200" calcext:value-type="float">
            <text:p>1114389200</text:p>
          </table:table-cell>
          <table:table-cell office:value-type="float" office:value="130090721" calcext:value-type="float">
            <text:p>130090721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5251132100" calcext:value-type="float">
            <text:p>5251132100</text:p>
          </table:table-cell>
          <table:table-cell office:value-type="float" office:value="274828065" calcext:value-type="float">
            <text:p>274828065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1753396500" calcext:value-type="float">
            <text:p>1753396500</text:p>
          </table:table-cell>
          <table:table-cell office:value-type="float" office:value="143229672" calcext:value-type="float">
            <text:p>143229672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2023597500" calcext:value-type="float">
            <text:p>2023597500</text:p>
          </table:table-cell>
          <table:table-cell office:value-type="float" office:value="221849947" calcext:value-type="float">
            <text:p>221849947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1629407100" calcext:value-type="float">
            <text:p>1629407100</text:p>
          </table:table-cell>
          <table:table-cell office:value-type="float" office:value="110913103" calcext:value-type="float">
            <text:p>110913103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892847300" calcext:value-type="float">
            <text:p>892847300</text:p>
          </table:table-cell>
          <table:table-cell office:value-type="float" office:value="76022330" calcext:value-type="float">
            <text:p>76022330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6208821800" calcext:value-type="float">
            <text:p>6208821800</text:p>
          </table:table-cell>
          <table:table-cell office:value-type="float" office:value="384699251" calcext:value-type="float">
            <text:p>384699251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2118246100" calcext:value-type="float">
            <text:p>2118246100</text:p>
          </table:table-cell>
          <table:table-cell office:value-type="float" office:value="181262722" calcext:value-type="float">
            <text:p>181262722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2379387300" calcext:value-type="float">
            <text:p>2379387300</text:p>
          </table:table-cell>
          <table:table-cell office:value-type="float" office:value="175041441" calcext:value-type="float">
            <text:p>175041441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3796043100" calcext:value-type="float">
            <text:p>3796043100</text:p>
          </table:table-cell>
          <table:table-cell office:value-type="float" office:value="202430353" calcext:value-type="float">
            <text:p>202430353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979915400" calcext:value-type="float">
            <text:p>979915400</text:p>
          </table:table-cell>
          <table:table-cell office:value-type="float" office:value="121326440" calcext:value-type="float">
            <text:p>121326440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5088490700" calcext:value-type="float">
            <text:p>15088490700</text:p>
          </table:table-cell>
          <table:table-cell office:value-type="float" office:value="507705234" calcext:value-type="float">
            <text:p>507705234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9911539800" calcext:value-type="float">
            <text:p>19911539800</text:p>
          </table:table-cell>
          <table:table-cell office:value-type="float" office:value="639259220" calcext:value-type="float">
            <text:p>639259220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2346461100" calcext:value-type="float">
            <text:p>2346461100</text:p>
          </table:table-cell>
          <table:table-cell office:value-type="float" office:value="173308196" calcext:value-type="float">
            <text:p>173308196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4466905800" calcext:value-type="float">
            <text:p>4466905800</text:p>
          </table:table-cell>
          <table:table-cell office:value-type="float" office:value="220073241" calcext:value-type="float">
            <text:p>220073241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2150160400" calcext:value-type="float">
            <text:p>2150160400</text:p>
          </table:table-cell>
          <table:table-cell office:value-type="float" office:value="189573864" calcext:value-type="float">
            <text:p>189573864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3887703000" calcext:value-type="float">
            <text:p>3887703000</text:p>
          </table:table-cell>
          <table:table-cell office:value-type="float" office:value="259629190" calcext:value-type="float">
            <text:p>259629190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6335287400" calcext:value-type="float">
            <text:p>6335287400</text:p>
          </table:table-cell>
          <table:table-cell office:value-type="float" office:value="244994441" calcext:value-type="float">
            <text:p>244994441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6569483400" calcext:value-type="float">
            <text:p>6569483400</text:p>
          </table:table-cell>
          <table:table-cell office:value-type="float" office:value="406999573" calcext:value-type="float">
            <text:p>406999573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0238002800" calcext:value-type="float">
            <text:p>10238002800</text:p>
          </table:table-cell>
          <table:table-cell office:value-type="float" office:value="389766827" calcext:value-type="float">
            <text:p>389766827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4415122900" calcext:value-type="float">
            <text:p>34415122900</text:p>
          </table:table-cell>
          <table:table-cell office:value-type="float" office:value="860377663" calcext:value-type="float">
            <text:p>860377663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20555862900" calcext:value-type="float">
            <text:p>20555862900</text:p>
          </table:table-cell>
          <table:table-cell office:value-type="float" office:value="429150634" calcext:value-type="float">
            <text:p>429150634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2612961600" calcext:value-type="float">
            <text:p>2612961600</text:p>
          </table:table-cell>
          <table:table-cell office:value-type="float" office:value="233047458" calcext:value-type="float">
            <text:p>233047458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2612191400" calcext:value-type="float">
            <text:p>2612191400</text:p>
          </table:table-cell>
          <table:table-cell office:value-type="float" office:value="177676801" calcext:value-type="float">
            <text:p>177676801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653688900" calcext:value-type="float">
            <text:p>1653688900</text:p>
          </table:table-cell>
          <table:table-cell office:value-type="float" office:value="141043361" calcext:value-type="float">
            <text:p>141043361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0346721100" calcext:value-type="float">
            <text:p>10346721100</text:p>
          </table:table-cell>
          <table:table-cell office:value-type="float" office:value="531876843" calcext:value-type="float">
            <text:p>531876843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4589972400" calcext:value-type="float">
            <text:p>4589972400</text:p>
          </table:table-cell>
          <table:table-cell office:value-type="float" office:value="378338009" calcext:value-type="float">
            <text:p>378338009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2066052800" calcext:value-type="float">
            <text:p>2066052800</text:p>
          </table:table-cell>
          <table:table-cell office:value-type="float" office:value="183586021" calcext:value-type="float">
            <text:p>183586021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1347589000" calcext:value-type="float">
            <text:p>11347589000</text:p>
          </table:table-cell>
          <table:table-cell office:value-type="float" office:value="418156679" calcext:value-type="float">
            <text:p>418156679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17733541400" calcext:value-type="float">
            <text:p>17733541400</text:p>
          </table:table-cell>
          <table:table-cell office:value-type="float" office:value="508307343" calcext:value-type="float">
            <text:p>508307343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1336376700" calcext:value-type="float">
            <text:p>1336376700</text:p>
          </table:table-cell>
          <table:table-cell office:value-type="float" office:value="109715409" calcext:value-type="float">
            <text:p>109715409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8134887600" calcext:value-type="float">
            <text:p>8134887600</text:p>
          </table:table-cell>
          <table:table-cell office:value-type="float" office:value="294942162" calcext:value-type="float">
            <text:p>294942162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3174557300" calcext:value-type="float">
            <text:p>3174557300</text:p>
          </table:table-cell>
          <table:table-cell office:value-type="float" office:value="172131554" calcext:value-type="float">
            <text:p>172131554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45800991400" calcext:value-type="float">
            <text:p>45800991400</text:p>
          </table:table-cell>
          <table:table-cell office:value-type="float" office:value="1003698588" calcext:value-type="float">
            <text:p>1003698588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21373672700" calcext:value-type="float">
            <text:p>21373672700</text:p>
          </table:table-cell>
          <table:table-cell office:value-type="float" office:value="701930670" calcext:value-type="float">
            <text:p>701930670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1595843200" calcext:value-type="float">
            <text:p>11595843200</text:p>
          </table:table-cell>
          <table:table-cell office:value-type="float" office:value="420345689" calcext:value-type="float">
            <text:p>420345689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7553124600" calcext:value-type="float">
            <text:p>17553124600</text:p>
          </table:table-cell>
          <table:table-cell office:value-type="float" office:value="680307336" calcext:value-type="float">
            <text:p>680307336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8632884700" calcext:value-type="float">
            <text:p>18632884700</text:p>
          </table:table-cell>
          <table:table-cell office:value-type="float" office:value="553403946" calcext:value-type="float">
            <text:p>553403946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1754590300" calcext:value-type="float">
            <text:p>1754590300</text:p>
          </table:table-cell>
          <table:table-cell office:value-type="float" office:value="108407050" calcext:value-type="float">
            <text:p>108407050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1694179400" calcext:value-type="float">
            <text:p>1694179400</text:p>
          </table:table-cell>
          <table:table-cell office:value-type="float" office:value="173477451" calcext:value-type="float">
            <text:p>173477451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2402303000" calcext:value-type="float">
            <text:p>2402303000</text:p>
          </table:table-cell>
          <table:table-cell office:value-type="float" office:value="157246121" calcext:value-type="float">
            <text:p>157246121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2023469200" calcext:value-type="float">
            <text:p>2023469200</text:p>
          </table:table-cell>
          <table:table-cell office:value-type="float" office:value="174409869" calcext:value-type="float">
            <text:p>174409869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1449587300" calcext:value-type="float">
            <text:p>1449587300</text:p>
          </table:table-cell>
          <table:table-cell office:value-type="float" office:value="106873665" calcext:value-type="float">
            <text:p>106873665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905475000" calcext:value-type="float">
            <text:p>1905475000</text:p>
          </table:table-cell>
          <table:table-cell office:value-type="float" office:value="122676499" calcext:value-type="float">
            <text:p>122676499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6303874600" calcext:value-type="float">
            <text:p>6303874600</text:p>
          </table:table-cell>
          <table:table-cell office:value-type="float" office:value="286392250" calcext:value-type="float">
            <text:p>286392250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1454155700" calcext:value-type="float">
            <text:p>1454155700</text:p>
          </table:table-cell>
          <table:table-cell office:value-type="float" office:value="123885924" calcext:value-type="float">
            <text:p>123885924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4630145700" calcext:value-type="float">
            <text:p>4630145700</text:p>
          </table:table-cell>
          <table:table-cell office:value-type="float" office:value="264324118" calcext:value-type="float">
            <text:p>264324118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920961400" calcext:value-type="float">
            <text:p>920961400</text:p>
          </table:table-cell>
          <table:table-cell office:value-type="float" office:value="93476689" calcext:value-type="float">
            <text:p>93476689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2540132700" calcext:value-type="float">
            <text:p>2540132700</text:p>
          </table:table-cell>
          <table:table-cell office:value-type="float" office:value="160838830" calcext:value-type="float">
            <text:p>160838830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4394912700" calcext:value-type="float">
            <text:p>4394912700</text:p>
          </table:table-cell>
          <table:table-cell office:value-type="float" office:value="285090829" calcext:value-type="float">
            <text:p>285090829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0937033600" calcext:value-type="float">
            <text:p>10937033600</text:p>
          </table:table-cell>
          <table:table-cell office:value-type="float" office:value="365048063" calcext:value-type="float">
            <text:p>365048063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1468729300" calcext:value-type="float">
            <text:p>1468729300</text:p>
          </table:table-cell>
          <table:table-cell office:value-type="float" office:value="114540416" calcext:value-type="float">
            <text:p>114540416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1458741600" calcext:value-type="float">
            <text:p>1458741600</text:p>
          </table:table-cell>
          <table:table-cell office:value-type="float" office:value="114997825" calcext:value-type="float">
            <text:p>114997825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4196235600" calcext:value-type="float">
            <text:p>4196235600</text:p>
          </table:table-cell>
          <table:table-cell office:value-type="float" office:value="166174607" calcext:value-type="float">
            <text:p>166174607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5179120900" calcext:value-type="float">
            <text:p>15179120900</text:p>
          </table:table-cell>
          <table:table-cell office:value-type="float" office:value="632597687" calcext:value-type="float">
            <text:p>632597687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967616700" calcext:value-type="float">
            <text:p>967616700</text:p>
          </table:table-cell>
          <table:table-cell office:value-type="float" office:value="120242560" calcext:value-type="float">
            <text:p>120242560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1798018100" calcext:value-type="float">
            <text:p>1798018100</text:p>
          </table:table-cell>
          <table:table-cell office:value-type="float" office:value="175616829" calcext:value-type="float">
            <text:p>175616829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2776211500" calcext:value-type="float">
            <text:p>2776211500</text:p>
          </table:table-cell>
          <table:table-cell office:value-type="float" office:value="168428682" calcext:value-type="float">
            <text:p>168428682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2169493600" calcext:value-type="float">
            <text:p>2169493600</text:p>
          </table:table-cell>
          <table:table-cell office:value-type="float" office:value="139250224" calcext:value-type="float">
            <text:p>139250224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30369848700" calcext:value-type="float">
            <text:p>30369848700</text:p>
          </table:table-cell>
          <table:table-cell office:value-type="float" office:value="805215956" calcext:value-type="float">
            <text:p>805215956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4819556600" calcext:value-type="float">
            <text:p>4819556600</text:p>
          </table:table-cell>
          <table:table-cell office:value-type="float" office:value="235902059" calcext:value-type="float">
            <text:p>235902059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2840763700" calcext:value-type="float">
            <text:p>2840763700</text:p>
          </table:table-cell>
          <table:table-cell office:value-type="float" office:value="213543055" calcext:value-type="float">
            <text:p>213543055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2642834400" calcext:value-type="float">
            <text:p>2642834400</text:p>
          </table:table-cell>
          <table:table-cell office:value-type="float" office:value="165650714" calcext:value-type="float">
            <text:p>165650714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997180600" calcext:value-type="float">
            <text:p>997180600</text:p>
          </table:table-cell>
          <table:table-cell office:value-type="float" office:value="88564741" calcext:value-type="float">
            <text:p>88564741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1089490100" calcext:value-type="float">
            <text:p>1089490100</text:p>
          </table:table-cell>
          <table:table-cell office:value-type="float" office:value="99939538" calcext:value-type="float">
            <text:p>99939538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7659966200" calcext:value-type="float">
            <text:p>7659966200</text:p>
          </table:table-cell>
          <table:table-cell office:value-type="float" office:value="335168324" calcext:value-type="float">
            <text:p>335168324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26143896100" calcext:value-type="float">
            <text:p>26143896100</text:p>
          </table:table-cell>
          <table:table-cell office:value-type="float" office:value="560843041" calcext:value-type="float">
            <text:p>560843041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7611002800" calcext:value-type="float">
            <text:p>7611002800</text:p>
          </table:table-cell>
          <table:table-cell office:value-type="float" office:value="278831411" calcext:value-type="float">
            <text:p>278831411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2526952100" calcext:value-type="float">
            <text:p>2526952100</text:p>
          </table:table-cell>
          <table:table-cell office:value-type="float" office:value="173415271" calcext:value-type="float">
            <text:p>173415271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0494572100" calcext:value-type="float">
            <text:p>10494572100</text:p>
          </table:table-cell>
          <table:table-cell office:value-type="float" office:value="340682949" calcext:value-type="float">
            <text:p>340682949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2000195300" calcext:value-type="float">
            <text:p>32000195300</text:p>
          </table:table-cell>
          <table:table-cell office:value-type="float" office:value="742775907" calcext:value-type="float">
            <text:p>742775907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3744539700" calcext:value-type="float">
            <text:p>3744539700</text:p>
          </table:table-cell>
          <table:table-cell office:value-type="float" office:value="230063368" calcext:value-type="float">
            <text:p>230063368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0442819800" calcext:value-type="float">
            <text:p>10442819800</text:p>
          </table:table-cell>
          <table:table-cell office:value-type="float" office:value="344251024" calcext:value-type="float">
            <text:p>344251024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3413295900" calcext:value-type="float">
            <text:p>3413295900</text:p>
          </table:table-cell>
          <table:table-cell office:value-type="float" office:value="195902706" calcext:value-type="float">
            <text:p>195902706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3749905500" calcext:value-type="float">
            <text:p>3749905500</text:p>
          </table:table-cell>
          <table:table-cell office:value-type="float" office:value="208138402" calcext:value-type="float">
            <text:p>208138402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1853638400" calcext:value-type="float">
            <text:p>1853638400</text:p>
          </table:table-cell>
          <table:table-cell office:value-type="float" office:value="136816786" calcext:value-type="float">
            <text:p>136816786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2638449100" calcext:value-type="float">
            <text:p>2638449100</text:p>
          </table:table-cell>
          <table:table-cell office:value-type="float" office:value="157673148" calcext:value-type="float">
            <text:p>157673148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6339349600" calcext:value-type="float">
            <text:p>6339349600</text:p>
          </table:table-cell>
          <table:table-cell office:value-type="float" office:value="278244924" calcext:value-type="float">
            <text:p>278244924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2703854100" calcext:value-type="float">
            <text:p>2703854100</text:p>
          </table:table-cell>
          <table:table-cell office:value-type="float" office:value="146194948" calcext:value-type="float">
            <text:p>146194948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2831267200" calcext:value-type="float">
            <text:p>2831267200</text:p>
          </table:table-cell>
          <table:table-cell office:value-type="float" office:value="169232515" calcext:value-type="float">
            <text:p>169232515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1069855600" calcext:value-type="float">
            <text:p>1069855600</text:p>
          </table:table-cell>
          <table:table-cell office:value-type="float" office:value="128891583" calcext:value-type="float">
            <text:p>128891583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2849608100" calcext:value-type="float">
            <text:p>2849608100</text:p>
          </table:table-cell>
          <table:table-cell office:value-type="float" office:value="259429907" calcext:value-type="float">
            <text:p>259429907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3333736200" calcext:value-type="float">
            <text:p>3333736200</text:p>
          </table:table-cell>
          <table:table-cell office:value-type="float" office:value="202681246" calcext:value-type="float">
            <text:p>202681246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2154213400" calcext:value-type="float">
            <text:p>2154213400</text:p>
          </table:table-cell>
          <table:table-cell office:value-type="float" office:value="167976123" calcext:value-type="float">
            <text:p>167976123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900137300" calcext:value-type="float">
            <text:p>900137300</text:p>
          </table:table-cell>
          <table:table-cell office:value-type="float" office:value="119660523" calcext:value-type="float">
            <text:p>119660523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1180129900" calcext:value-type="float">
            <text:p>1180129900</text:p>
          </table:table-cell>
          <table:table-cell office:value-type="float" office:value="156662775" calcext:value-type="float">
            <text:p>156662775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1235185800" calcext:value-type="float">
            <text:p>1235185800</text:p>
          </table:table-cell>
          <table:table-cell office:value-type="float" office:value="139243441" calcext:value-type="float">
            <text:p>139243441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2134088300" calcext:value-type="float">
            <text:p>2134088300</text:p>
          </table:table-cell>
          <table:table-cell office:value-type="float" office:value="215464533" calcext:value-type="float">
            <text:p>215464533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2639246800" calcext:value-type="float">
            <text:p>2639246800</text:p>
          </table:table-cell>
          <table:table-cell office:value-type="float" office:value="137040184" calcext:value-type="float">
            <text:p>137040184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3103457700" calcext:value-type="float">
            <text:p>3103457700</text:p>
          </table:table-cell>
          <table:table-cell office:value-type="float" office:value="178901678" calcext:value-type="float">
            <text:p>178901678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1251838900" calcext:value-type="float">
            <text:p>1251838900</text:p>
          </table:table-cell>
          <table:table-cell office:value-type="float" office:value="143489764" calcext:value-type="float">
            <text:p>143489764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1110191600" calcext:value-type="float">
            <text:p>1110191600</text:p>
          </table:table-cell>
          <table:table-cell office:value-type="float" office:value="109302244" calcext:value-type="float">
            <text:p>109302244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1938548600" calcext:value-type="float">
            <text:p>1938548600</text:p>
          </table:table-cell>
          <table:table-cell office:value-type="float" office:value="100045157" calcext:value-type="float">
            <text:p>100045157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1352610500" calcext:value-type="float">
            <text:p>1352610500</text:p>
          </table:table-cell>
          <table:table-cell office:value-type="float" office:value="105527349" calcext:value-type="float">
            <text:p>105527349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5011437000" calcext:value-type="float">
            <text:p>5011437000</text:p>
          </table:table-cell>
          <table:table-cell office:value-type="float" office:value="253541775" calcext:value-type="float">
            <text:p>253541775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1434433100" calcext:value-type="float">
            <text:p>1434433100</text:p>
          </table:table-cell>
          <table:table-cell office:value-type="float" office:value="174709537" calcext:value-type="float">
            <text:p>174709537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1728733600" calcext:value-type="float">
            <text:p>1728733600</text:p>
          </table:table-cell>
          <table:table-cell office:value-type="float" office:value="166337217" calcext:value-type="float">
            <text:p>166337217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4011217100" calcext:value-type="float">
            <text:p>4011217100</text:p>
          </table:table-cell>
          <table:table-cell office:value-type="float" office:value="278863265" calcext:value-type="float">
            <text:p>278863265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2515974400" calcext:value-type="float">
            <text:p>12515974400</text:p>
          </table:table-cell>
          <table:table-cell office:value-type="float" office:value="417107080" calcext:value-type="float">
            <text:p>417107080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1406916500" calcext:value-type="float">
            <text:p>1406916500</text:p>
          </table:table-cell>
          <table:table-cell office:value-type="float" office:value="131557650" calcext:value-type="float">
            <text:p>131557650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3939132800" calcext:value-type="float">
            <text:p>3939132800</text:p>
          </table:table-cell>
          <table:table-cell office:value-type="float" office:value="197983540" calcext:value-type="float">
            <text:p>197983540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2329151300" calcext:value-type="float">
            <text:p>2329151300</text:p>
          </table:table-cell>
          <table:table-cell office:value-type="float" office:value="166345971" calcext:value-type="float">
            <text:p>166345971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8482406500" calcext:value-type="float">
            <text:p>8482406500</text:p>
          </table:table-cell>
          <table:table-cell office:value-type="float" office:value="305459620" calcext:value-type="float">
            <text:p>305459620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4191717100" calcext:value-type="float">
            <text:p>24191717100</text:p>
          </table:table-cell>
          <table:table-cell office:value-type="float" office:value="672073632" calcext:value-type="float">
            <text:p>672073632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5566013700" calcext:value-type="float">
            <text:p>5566013700</text:p>
          </table:table-cell>
          <table:table-cell office:value-type="float" office:value="302496063" calcext:value-type="float">
            <text:p>302496063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1132087400" calcext:value-type="float">
            <text:p>1132087400</text:p>
          </table:table-cell>
          <table:table-cell office:value-type="float" office:value="86158603" calcext:value-type="float">
            <text:p>86158603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1089734700" calcext:value-type="float">
            <text:p>1089734700</text:p>
          </table:table-cell>
          <table:table-cell office:value-type="float" office:value="100412667" calcext:value-type="float">
            <text:p>100412667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1503625700" calcext:value-type="float">
            <text:p>1503625700</text:p>
          </table:table-cell>
          <table:table-cell office:value-type="float" office:value="156869379" calcext:value-type="float">
            <text:p>156869379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1540411300" calcext:value-type="float">
            <text:p>1540411300</text:p>
          </table:table-cell>
          <table:table-cell office:value-type="float" office:value="126377788" calcext:value-type="float">
            <text:p>126377788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2599833200" calcext:value-type="float">
            <text:p>2599833200</text:p>
          </table:table-cell>
          <table:table-cell office:value-type="float" office:value="159226720" calcext:value-type="float">
            <text:p>159226720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0594766600" calcext:value-type="float">
            <text:p>10594766600</text:p>
          </table:table-cell>
          <table:table-cell office:value-type="float" office:value="449267272" calcext:value-type="float">
            <text:p>449267272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5302430800" calcext:value-type="float">
            <text:p>5302430800</text:p>
          </table:table-cell>
          <table:table-cell office:value-type="float" office:value="280990481" calcext:value-type="float">
            <text:p>280990481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3712504400" calcext:value-type="float">
            <text:p>3712504400</text:p>
          </table:table-cell>
          <table:table-cell office:value-type="float" office:value="204802859" calcext:value-type="float">
            <text:p>204802859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37798887400" calcext:value-type="float">
            <text:p>37798887400</text:p>
          </table:table-cell>
          <table:table-cell office:value-type="float" office:value="889351927" calcext:value-type="float">
            <text:p>889351927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8503134100" calcext:value-type="float">
            <text:p>8503134100</text:p>
          </table:table-cell>
          <table:table-cell office:value-type="float" office:value="353913155" calcext:value-type="float">
            <text:p>353913155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1367146100" calcext:value-type="float">
            <text:p>1367146100</text:p>
          </table:table-cell>
          <table:table-cell office:value-type="float" office:value="106352094" calcext:value-type="float">
            <text:p>106352094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435521500" calcext:value-type="float">
            <text:p>1435521500</text:p>
          </table:table-cell>
          <table:table-cell office:value-type="float" office:value="139647960" calcext:value-type="float">
            <text:p>139647960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0220376600" calcext:value-type="float">
            <text:p>10220376600</text:p>
          </table:table-cell>
          <table:table-cell office:value-type="float" office:value="554042299" calcext:value-type="float">
            <text:p>554042299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3177811500" calcext:value-type="float">
            <text:p>3177811500</text:p>
          </table:table-cell>
          <table:table-cell office:value-type="float" office:value="220545145" calcext:value-type="float">
            <text:p>220545145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7772525200" calcext:value-type="float">
            <text:p>7772525200</text:p>
          </table:table-cell>
          <table:table-cell office:value-type="float" office:value="446535452" calcext:value-type="float">
            <text:p>446535452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2699798800" calcext:value-type="float">
            <text:p>2699798800</text:p>
          </table:table-cell>
          <table:table-cell office:value-type="float" office:value="179220145" calcext:value-type="float">
            <text:p>179220145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5579655900" calcext:value-type="float">
            <text:p>5579655900</text:p>
          </table:table-cell>
          <table:table-cell office:value-type="float" office:value="405340994" calcext:value-type="float">
            <text:p>405340994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29016971900" calcext:value-type="float">
            <text:p>29016971900</text:p>
          </table:table-cell>
          <table:table-cell office:value-type="float" office:value="898804971" calcext:value-type="float">
            <text:p>898804971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2098149000" calcext:value-type="float">
            <text:p>12098149000</text:p>
          </table:table-cell>
          <table:table-cell office:value-type="float" office:value="414191045" calcext:value-type="float">
            <text:p>414191045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2169971500" calcext:value-type="float">
            <text:p>12169971500</text:p>
          </table:table-cell>
          <table:table-cell office:value-type="float" office:value="443662305" calcext:value-type="float">
            <text:p>443662305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2065132600" calcext:value-type="float">
            <text:p>2065132600</text:p>
          </table:table-cell>
          <table:table-cell office:value-type="float" office:value="187487918" calcext:value-type="float">
            <text:p>187487918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2367114100" calcext:value-type="float">
            <text:p>2367114100</text:p>
          </table:table-cell>
          <table:table-cell office:value-type="float" office:value="170349922" calcext:value-type="float">
            <text:p>170349922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8542939200" calcext:value-type="float">
            <text:p>18542939200</text:p>
          </table:table-cell>
          <table:table-cell office:value-type="float" office:value="547157700" calcext:value-type="float">
            <text:p>547157700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6860053500" calcext:value-type="float">
            <text:p>6860053500</text:p>
          </table:table-cell>
          <table:table-cell office:value-type="float" office:value="307981159" calcext:value-type="float">
            <text:p>307981159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16066892200" calcext:value-type="float">
            <text:p>16066892200</text:p>
          </table:table-cell>
          <table:table-cell office:value-type="float" office:value="587208576" calcext:value-type="float">
            <text:p>587208576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642380600" calcext:value-type="float">
            <text:p>4642380600</text:p>
          </table:table-cell>
          <table:table-cell office:value-type="float" office:value="312248953" calcext:value-type="float">
            <text:p>312248953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9649471600" calcext:value-type="float">
            <text:p>9649471600</text:p>
          </table:table-cell>
          <table:table-cell office:value-type="float" office:value="496977315" calcext:value-type="float">
            <text:p>496977315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21046384800" calcext:value-type="float">
            <text:p>21046384800</text:p>
          </table:table-cell>
          <table:table-cell office:value-type="float" office:value="616320820" calcext:value-type="float">
            <text:p>616320820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9228349800" calcext:value-type="float">
            <text:p>19228349800</text:p>
          </table:table-cell>
          <table:table-cell office:value-type="float" office:value="814349667" calcext:value-type="float">
            <text:p>814349667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8213216100" calcext:value-type="float">
            <text:p>18213216100</text:p>
          </table:table-cell>
          <table:table-cell office:value-type="float" office:value="621006839" calcext:value-type="float">
            <text:p>621006839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1188286000" calcext:value-type="float">
            <text:p>11188286000</text:p>
          </table:table-cell>
          <table:table-cell office:value-type="float" office:value="475754997" calcext:value-type="float">
            <text:p>475754997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8993984500" calcext:value-type="float">
            <text:p>8993984500</text:p>
          </table:table-cell>
          <table:table-cell office:value-type="float" office:value="424005178" calcext:value-type="float">
            <text:p>424005178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267276200" calcext:value-type="float">
            <text:p>1267276200</text:p>
          </table:table-cell>
          <table:table-cell office:value-type="float" office:value="105877561" calcext:value-type="float">
            <text:p>105877561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1311230500" calcext:value-type="float">
            <text:p>11311230500</text:p>
          </table:table-cell>
          <table:table-cell office:value-type="float" office:value="476161792" calcext:value-type="float">
            <text:p>476161792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4061787300" calcext:value-type="float">
            <text:p>4061787300</text:p>
          </table:table-cell>
          <table:table-cell office:value-type="float" office:value="193630555" calcext:value-type="float">
            <text:p>193630555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3535653100" calcext:value-type="float">
            <text:p>13535653100</text:p>
          </table:table-cell>
          <table:table-cell office:value-type="float" office:value="509195842" calcext:value-type="float">
            <text:p>509195842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2672853700" calcext:value-type="float">
            <text:p>2672853700</text:p>
          </table:table-cell>
          <table:table-cell office:value-type="float" office:value="179959701" calcext:value-type="float">
            <text:p>179959701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1811883400" calcext:value-type="float">
            <text:p>11811883400</text:p>
          </table:table-cell>
          <table:table-cell office:value-type="float" office:value="403872907" calcext:value-type="float">
            <text:p>403872907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2414816500" calcext:value-type="float">
            <text:p>2414816500</text:p>
          </table:table-cell>
          <table:table-cell office:value-type="float" office:value="162511047" calcext:value-type="float">
            <text:p>162511047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566765300" calcext:value-type="float">
            <text:p>566765300</text:p>
          </table:table-cell>
          <table:table-cell office:value-type="float" office:value="70731079" calcext:value-type="float">
            <text:p>70731079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2380681600" calcext:value-type="float">
            <text:p>2380681600</text:p>
          </table:table-cell>
          <table:table-cell office:value-type="float" office:value="183350737" calcext:value-type="float">
            <text:p>183350737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1897225800" calcext:value-type="float">
            <text:p>1897225800</text:p>
          </table:table-cell>
          <table:table-cell office:value-type="float" office:value="156211478" calcext:value-type="float">
            <text:p>156211478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2439369400" calcext:value-type="float">
            <text:p>2439369400</text:p>
          </table:table-cell>
          <table:table-cell office:value-type="float" office:value="200539947" calcext:value-type="float">
            <text:p>200539947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929178300" calcext:value-type="float">
            <text:p>929178300</text:p>
          </table:table-cell>
          <table:table-cell office:value-type="float" office:value="94916622" calcext:value-type="float">
            <text:p>94916622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6641105100" calcext:value-type="float">
            <text:p>6641105100</text:p>
          </table:table-cell>
          <table:table-cell office:value-type="float" office:value="350813193" calcext:value-type="float">
            <text:p>350813193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7540924000" calcext:value-type="float">
            <text:p>17540924000</text:p>
          </table:table-cell>
          <table:table-cell office:value-type="float" office:value="635962672" calcext:value-type="float">
            <text:p>635962672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3105154300" calcext:value-type="float">
            <text:p>3105154300</text:p>
          </table:table-cell>
          <table:table-cell office:value-type="float" office:value="181594552" calcext:value-type="float">
            <text:p>181594552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1145820400" calcext:value-type="float">
            <text:p>1145820400</text:p>
          </table:table-cell>
          <table:table-cell office:value-type="float" office:value="85040716" calcext:value-type="float">
            <text:p>85040716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1392004200" calcext:value-type="float">
            <text:p>1392004200</text:p>
          </table:table-cell>
          <table:table-cell office:value-type="float" office:value="141846323" calcext:value-type="float">
            <text:p>141846323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805482500" calcext:value-type="float">
            <text:p>1805482500</text:p>
          </table:table-cell>
          <table:table-cell office:value-type="float" office:value="117565680" calcext:value-type="float">
            <text:p>117565680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1429116200" calcext:value-type="float">
            <text:p>1429116200</text:p>
          </table:table-cell>
          <table:table-cell office:value-type="float" office:value="156444164" calcext:value-type="float">
            <text:p>156444164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1290827300" calcext:value-type="float">
            <text:p>1290827300</text:p>
          </table:table-cell>
          <table:table-cell office:value-type="float" office:value="124396849" calcext:value-type="float">
            <text:p>124396849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6693860100" calcext:value-type="float">
            <text:p>6693860100</text:p>
          </table:table-cell>
          <table:table-cell office:value-type="float" office:value="356303459" calcext:value-type="float">
            <text:p>35630345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7126647200" calcext:value-type="float">
            <text:p>17126647200</text:p>
          </table:table-cell>
          <table:table-cell office:value-type="float" office:value="476247502" calcext:value-type="float">
            <text:p>476247502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771873800" calcext:value-type="float">
            <text:p>1771873800</text:p>
          </table:table-cell>
          <table:table-cell office:value-type="float" office:value="132120737" calcext:value-type="float">
            <text:p>132120737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45392440000" calcext:value-type="float">
            <text:p>45392440000</text:p>
          </table:table-cell>
          <table:table-cell office:value-type="float" office:value="1020600458" calcext:value-type="float">
            <text:p>1020600458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1121415200" calcext:value-type="float">
            <text:p>1121415200</text:p>
          </table:table-cell>
          <table:table-cell office:value-type="float" office:value="114333826" calcext:value-type="float">
            <text:p>114333826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4143984700" calcext:value-type="float">
            <text:p>14143984700</text:p>
          </table:table-cell>
          <table:table-cell office:value-type="float" office:value="435178123" calcext:value-type="float">
            <text:p>435178123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39360035700" calcext:value-type="float">
            <text:p>39360035700</text:p>
          </table:table-cell>
          <table:table-cell office:value-type="float" office:value="825362622" calcext:value-type="float">
            <text:p>825362622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77679285800" calcext:value-type="float">
            <text:p>77679285800</text:p>
          </table:table-cell>
          <table:table-cell office:value-type="float" office:value="2570871218" calcext:value-type="float">
            <text:p>2570871218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3371158200" calcext:value-type="float">
            <text:p>3371158200</text:p>
          </table:table-cell>
          <table:table-cell office:value-type="float" office:value="274975296" calcext:value-type="float">
            <text:p>274975296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3881139000" calcext:value-type="float">
            <text:p>3881139000</text:p>
          </table:table-cell>
          <table:table-cell office:value-type="float" office:value="258333116" calcext:value-type="float">
            <text:p>258333116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8994226700" calcext:value-type="float">
            <text:p>8994226700</text:p>
          </table:table-cell>
          <table:table-cell office:value-type="float" office:value="347142306" calcext:value-type="float">
            <text:p>347142306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2044567200" calcext:value-type="float">
            <text:p>2044567200</text:p>
          </table:table-cell>
          <table:table-cell office:value-type="float" office:value="120775808" calcext:value-type="float">
            <text:p>120775808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8204242000" calcext:value-type="float">
            <text:p>8204242000</text:p>
          </table:table-cell>
          <table:table-cell office:value-type="float" office:value="370878447" calcext:value-type="float">
            <text:p>370878447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1925934400" calcext:value-type="float">
            <text:p>1925934400</text:p>
          </table:table-cell>
          <table:table-cell office:value-type="float" office:value="103543627" calcext:value-type="float">
            <text:p>103543627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2763407700" calcext:value-type="float">
            <text:p>2763407700</text:p>
          </table:table-cell>
          <table:table-cell office:value-type="float" office:value="284233107" calcext:value-type="float">
            <text:p>284233107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45470723100" calcext:value-type="float">
            <text:p>45470723100</text:p>
          </table:table-cell>
          <table:table-cell office:value-type="float" office:value="852175408" calcext:value-type="float">
            <text:p>852175408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3200280600" calcext:value-type="float">
            <text:p>3200280600</text:p>
          </table:table-cell>
          <table:table-cell office:value-type="float" office:value="230089065" calcext:value-type="float">
            <text:p>230089065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0699268200" calcext:value-type="float">
            <text:p>10699268200</text:p>
          </table:table-cell>
          <table:table-cell office:value-type="float" office:value="456568288" calcext:value-type="float">
            <text:p>456568288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7628130300" calcext:value-type="float">
            <text:p>7628130300</text:p>
          </table:table-cell>
          <table:table-cell office:value-type="float" office:value="505334152" calcext:value-type="float">
            <text:p>505334152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1503062800" calcext:value-type="float">
            <text:p>1503062800</text:p>
          </table:table-cell>
          <table:table-cell office:value-type="float" office:value="110063612" calcext:value-type="float">
            <text:p>110063612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5423407600" calcext:value-type="float">
            <text:p>5423407600</text:p>
          </table:table-cell>
          <table:table-cell office:value-type="float" office:value="299503856" calcext:value-type="float">
            <text:p>299503856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2761371900" calcext:value-type="float">
            <text:p>2761371900</text:p>
          </table:table-cell>
          <table:table-cell office:value-type="float" office:value="163597067" calcext:value-type="float">
            <text:p>163597067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1550917200" calcext:value-type="float">
            <text:p>1550917200</text:p>
          </table:table-cell>
          <table:table-cell office:value-type="float" office:value="96934459" calcext:value-type="float">
            <text:p>96934459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37629627400" calcext:value-type="float">
            <text:p>37629627400</text:p>
          </table:table-cell>
          <table:table-cell office:value-type="float" office:value="935877740" calcext:value-type="float">
            <text:p>935877740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260105800" calcext:value-type="float">
            <text:p>1260105800</text:p>
          </table:table-cell>
          <table:table-cell office:value-type="float" office:value="137117817" calcext:value-type="float">
            <text:p>137117817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1756645300" calcext:value-type="float">
            <text:p>1756645300</text:p>
          </table:table-cell>
          <table:table-cell office:value-type="float" office:value="165245812" calcext:value-type="float">
            <text:p>165245812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3897102200" calcext:value-type="float">
            <text:p>3897102200</text:p>
          </table:table-cell>
          <table:table-cell office:value-type="float" office:value="242445888" calcext:value-type="float">
            <text:p>242445888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1260288500" calcext:value-type="float">
            <text:p>1260288500</text:p>
          </table:table-cell>
          <table:table-cell office:value-type="float" office:value="149282659" calcext:value-type="float">
            <text:p>149282659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1559838700" calcext:value-type="float">
            <text:p>1559838700</text:p>
          </table:table-cell>
          <table:table-cell office:value-type="float" office:value="121474357" calcext:value-type="float">
            <text:p>121474357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2270900900" calcext:value-type="float">
            <text:p>32270900900</text:p>
          </table:table-cell>
          <table:table-cell office:value-type="float" office:value="1112590256" calcext:value-type="float">
            <text:p>1112590256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2348536900" calcext:value-type="float">
            <text:p>2348536900</text:p>
          </table:table-cell>
          <table:table-cell office:value-type="float" office:value="182368038" calcext:value-type="float">
            <text:p>182368038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1616033000" calcext:value-type="float">
            <text:p>1616033000</text:p>
          </table:table-cell>
          <table:table-cell office:value-type="float" office:value="183671446" calcext:value-type="float">
            <text:p>183671446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3871247700" calcext:value-type="float">
            <text:p>3871247700</text:p>
          </table:table-cell>
          <table:table-cell office:value-type="float" office:value="247596997" calcext:value-type="float">
            <text:p>247596997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981446400" calcext:value-type="float">
            <text:p>981446400</text:p>
          </table:table-cell>
          <table:table-cell office:value-type="float" office:value="89762802" calcext:value-type="float">
            <text:p>89762802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3478256900" calcext:value-type="float">
            <text:p>3478256900</text:p>
          </table:table-cell>
          <table:table-cell office:value-type="float" office:value="189434204" calcext:value-type="float">
            <text:p>189434204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965129600" calcext:value-type="float">
            <text:p>965129600</text:p>
          </table:table-cell>
          <table:table-cell office:value-type="float" office:value="131678189" calcext:value-type="float">
            <text:p>131678189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2376068300" calcext:value-type="float">
            <text:p>2376068300</text:p>
          </table:table-cell>
          <table:table-cell office:value-type="float" office:value="165370054" calcext:value-type="float">
            <text:p>165370054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1331549800" calcext:value-type="float">
            <text:p>1331549800</text:p>
          </table:table-cell>
          <table:table-cell office:value-type="float" office:value="112289065" calcext:value-type="float">
            <text:p>112289065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1335914100" calcext:value-type="float">
            <text:p>1335914100</text:p>
          </table:table-cell>
          <table:table-cell office:value-type="float" office:value="113886834" calcext:value-type="float">
            <text:p>113886834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4787870000" calcext:value-type="float">
            <text:p>4787870000</text:p>
          </table:table-cell>
          <table:table-cell office:value-type="float" office:value="260084159" calcext:value-type="float">
            <text:p>260084159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2606134900" calcext:value-type="float">
            <text:p>2606134900</text:p>
          </table:table-cell>
          <table:table-cell office:value-type="float" office:value="278299007" calcext:value-type="float">
            <text:p>278299007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5547713000" calcext:value-type="float">
            <text:p>5547713000</text:p>
          </table:table-cell>
          <table:table-cell office:value-type="float" office:value="307914249" calcext:value-type="float">
            <text:p>307914249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6177986500" calcext:value-type="float">
            <text:p>6177986500</text:p>
          </table:table-cell>
          <table:table-cell office:value-type="float" office:value="254364772" calcext:value-type="float">
            <text:p>254364772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3369981100" calcext:value-type="float">
            <text:p>3369981100</text:p>
          </table:table-cell>
          <table:table-cell office:value-type="float" office:value="230808561" calcext:value-type="float">
            <text:p>230808561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9133130700" calcext:value-type="float">
            <text:p>9133130700</text:p>
          </table:table-cell>
          <table:table-cell office:value-type="float" office:value="447388532" calcext:value-type="float">
            <text:p>447388532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1628532900" calcext:value-type="float">
            <text:p>1628532900</text:p>
          </table:table-cell>
          <table:table-cell office:value-type="float" office:value="176391044" calcext:value-type="float">
            <text:p>176391044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1485574800" calcext:value-type="float">
            <text:p>1485574800</text:p>
          </table:table-cell>
          <table:table-cell office:value-type="float" office:value="151113581" calcext:value-type="float">
            <text:p>151113581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2869517100" calcext:value-type="float">
            <text:p>2869517100</text:p>
          </table:table-cell>
          <table:table-cell office:value-type="float" office:value="239690560" calcext:value-type="float">
            <text:p>239690560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2678299500" calcext:value-type="float">
            <text:p>2678299500</text:p>
          </table:table-cell>
          <table:table-cell office:value-type="float" office:value="158419644" calcext:value-type="float">
            <text:p>158419644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1254262300" calcext:value-type="float">
            <text:p>1254262300</text:p>
          </table:table-cell>
          <table:table-cell office:value-type="float" office:value="173158745" calcext:value-type="float">
            <text:p>173158745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23596430800" calcext:value-type="float">
            <text:p>23596430800</text:p>
          </table:table-cell>
          <table:table-cell office:value-type="float" office:value="978766837" calcext:value-type="float">
            <text:p>978766837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1264890500" calcext:value-type="float">
            <text:p>1264890500</text:p>
          </table:table-cell>
          <table:table-cell office:value-type="float" office:value="121660969" calcext:value-type="float">
            <text:p>121660969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1398070700" calcext:value-type="float">
            <text:p>1398070700</text:p>
          </table:table-cell>
          <table:table-cell office:value-type="float" office:value="112269251" calcext:value-type="float">
            <text:p>112269251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3810737300" calcext:value-type="float">
            <text:p>3810737300</text:p>
          </table:table-cell>
          <table:table-cell office:value-type="float" office:value="250021007" calcext:value-type="float">
            <text:p>250021007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2271098100" calcext:value-type="float">
            <text:p>2271098100</text:p>
          </table:table-cell>
          <table:table-cell office:value-type="float" office:value="173254814" calcext:value-type="float">
            <text:p>173254814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3054490800" calcext:value-type="float">
            <text:p>3054490800</text:p>
          </table:table-cell>
          <table:table-cell office:value-type="float" office:value="244245792" calcext:value-type="float">
            <text:p>244245792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2650234900" calcext:value-type="float">
            <text:p>2650234900</text:p>
          </table:table-cell>
          <table:table-cell office:value-type="float" office:value="190614005" calcext:value-type="float">
            <text:p>190614005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1987631900" calcext:value-type="float">
            <text:p>1987631900</text:p>
          </table:table-cell>
          <table:table-cell office:value-type="float" office:value="158393444" calcext:value-type="float">
            <text:p>158393444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1184875000" calcext:value-type="float">
            <text:p>1184875000</text:p>
          </table:table-cell>
          <table:table-cell office:value-type="float" office:value="141297126" calcext:value-type="float">
            <text:p>141297126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1248479300" calcext:value-type="float">
            <text:p>1248479300</text:p>
          </table:table-cell>
          <table:table-cell office:value-type="float" office:value="130050659" calcext:value-type="float">
            <text:p>130050659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2154712900" calcext:value-type="float">
            <text:p>2154712900</text:p>
          </table:table-cell>
          <table:table-cell office:value-type="float" office:value="140756617" calcext:value-type="float">
            <text:p>140756617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925139600" calcext:value-type="float">
            <text:p>925139600</text:p>
          </table:table-cell>
          <table:table-cell office:value-type="float" office:value="87451050" calcext:value-type="float">
            <text:p>87451050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4288459900" calcext:value-type="float">
            <text:p>4288459900</text:p>
          </table:table-cell>
          <table:table-cell office:value-type="float" office:value="262409812" calcext:value-type="float">
            <text:p>262409812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21844145400" calcext:value-type="float">
            <text:p>21844145400</text:p>
          </table:table-cell>
          <table:table-cell office:value-type="float" office:value="475676600" calcext:value-type="float">
            <text:p>475676600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1711686900" calcext:value-type="float">
            <text:p>1711686900</text:p>
          </table:table-cell>
          <table:table-cell office:value-type="float" office:value="112535168" calcext:value-type="float">
            <text:p>112535168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784048100" calcext:value-type="float">
            <text:p>784048100</text:p>
          </table:table-cell>
          <table:table-cell office:value-type="float" office:value="92299631" calcext:value-type="float">
            <text:p>92299631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1079486600" calcext:value-type="float">
            <text:p>1079486600</text:p>
          </table:table-cell>
          <table:table-cell office:value-type="float" office:value="101226666" calcext:value-type="float">
            <text:p>101226666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1745547900" calcext:value-type="float">
            <text:p>1745547900</text:p>
          </table:table-cell>
          <table:table-cell office:value-type="float" office:value="211863785" calcext:value-type="float">
            <text:p>211863785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3014179400" calcext:value-type="float">
            <text:p>3014179400</text:p>
          </table:table-cell>
          <table:table-cell office:value-type="float" office:value="159278420" calcext:value-type="float">
            <text:p>159278420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1116582100" calcext:value-type="float">
            <text:p>1116582100</text:p>
          </table:table-cell>
          <table:table-cell office:value-type="float" office:value="90932638" calcext:value-type="float">
            <text:p>90932638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1486599700" calcext:value-type="float">
            <text:p>1486599700</text:p>
          </table:table-cell>
          <table:table-cell office:value-type="float" office:value="122844035" calcext:value-type="float">
            <text:p>122844035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1264271300" calcext:value-type="float">
            <text:p>1264271300</text:p>
          </table:table-cell>
          <table:table-cell office:value-type="float" office:value="96304938" calcext:value-type="float">
            <text:p>96304938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997913700" calcext:value-type="float">
            <text:p>997913700</text:p>
          </table:table-cell>
          <table:table-cell office:value-type="float" office:value="111846219" calcext:value-type="float">
            <text:p>111846219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6758980900" calcext:value-type="float">
            <text:p>6758980900</text:p>
          </table:table-cell>
          <table:table-cell office:value-type="float" office:value="219779384" calcext:value-type="float">
            <text:p>219779384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1972263800" calcext:value-type="float">
            <text:p>1972263800</text:p>
          </table:table-cell>
          <table:table-cell office:value-type="float" office:value="129626997" calcext:value-type="float">
            <text:p>129626997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4093198200" calcext:value-type="float">
            <text:p>4093198200</text:p>
          </table:table-cell>
          <table:table-cell office:value-type="float" office:value="253806775" calcext:value-type="float">
            <text:p>253806775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1383127800" calcext:value-type="float">
            <text:p>1383127800</text:p>
          </table:table-cell>
          <table:table-cell office:value-type="float" office:value="108636620" calcext:value-type="float">
            <text:p>108636620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3085991900" calcext:value-type="float">
            <text:p>23085991900</text:p>
          </table:table-cell>
          <table:table-cell office:value-type="float" office:value="581234956" calcext:value-type="float">
            <text:p>581234956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5038262800" calcext:value-type="float">
            <text:p>5038262800</text:p>
          </table:table-cell>
          <table:table-cell office:value-type="float" office:value="267297045" calcext:value-type="float">
            <text:p>267297045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1295752700" calcext:value-type="float">
            <text:p>1295752700</text:p>
          </table:table-cell>
          <table:table-cell office:value-type="float" office:value="155262252" calcext:value-type="float">
            <text:p>155262252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2615439500" calcext:value-type="float">
            <text:p>2615439500</text:p>
          </table:table-cell>
          <table:table-cell office:value-type="float" office:value="154148276" calcext:value-type="float">
            <text:p>154148276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3405682100" calcext:value-type="float">
            <text:p>23405682100</text:p>
          </table:table-cell>
          <table:table-cell office:value-type="float" office:value="553504321" calcext:value-type="float">
            <text:p>553504321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2209289100" calcext:value-type="float">
            <text:p>2209289100</text:p>
          </table:table-cell>
          <table:table-cell office:value-type="float" office:value="194254675" calcext:value-type="float">
            <text:p>194254675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3217545300" calcext:value-type="float">
            <text:p>3217545300</text:p>
          </table:table-cell>
          <table:table-cell office:value-type="float" office:value="203613810" calcext:value-type="float">
            <text:p>203613810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6803196500" calcext:value-type="float">
            <text:p>16803196500</text:p>
          </table:table-cell>
          <table:table-cell office:value-type="float" office:value="611060943" calcext:value-type="float">
            <text:p>611060943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1408599200" calcext:value-type="float">
            <text:p>1408599200</text:p>
          </table:table-cell>
          <table:table-cell office:value-type="float" office:value="121231048" calcext:value-type="float">
            <text:p>121231048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964257800" calcext:value-type="float">
            <text:p>964257800</text:p>
          </table:table-cell>
          <table:table-cell office:value-type="float" office:value="129373904" calcext:value-type="float">
            <text:p>129373904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4696506100" calcext:value-type="float">
            <text:p>4696506100</text:p>
          </table:table-cell>
          <table:table-cell office:value-type="float" office:value="196722018" calcext:value-type="float">
            <text:p>196722018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2871749400" calcext:value-type="float">
            <text:p>2871749400</text:p>
          </table:table-cell>
          <table:table-cell office:value-type="float" office:value="155174126" calcext:value-type="float">
            <text:p>155174126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5205513100" calcext:value-type="float">
            <text:p>5205513100</text:p>
          </table:table-cell>
          <table:table-cell office:value-type="float" office:value="223954862" calcext:value-type="float">
            <text:p>223954862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7053430400" calcext:value-type="float">
            <text:p>7053430400</text:p>
          </table:table-cell>
          <table:table-cell office:value-type="float" office:value="268262337" calcext:value-type="float">
            <text:p>268262337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4067339400" calcext:value-type="float">
            <text:p>4067339400</text:p>
          </table:table-cell>
          <table:table-cell office:value-type="float" office:value="351693803" calcext:value-type="float">
            <text:p>351693803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922935600" calcext:value-type="float">
            <text:p>922935600</text:p>
          </table:table-cell>
          <table:table-cell office:value-type="float" office:value="84826708" calcext:value-type="float">
            <text:p>84826708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3924046800" calcext:value-type="float">
            <text:p>3924046800</text:p>
          </table:table-cell>
          <table:table-cell office:value-type="float" office:value="212617141" calcext:value-type="float">
            <text:p>212617141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1774723300" calcext:value-type="float">
            <text:p>1774723300</text:p>
          </table:table-cell>
          <table:table-cell office:value-type="float" office:value="160320373" calcext:value-type="float">
            <text:p>16032037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9165609600" calcext:value-type="float">
            <text:p>9165609600</text:p>
          </table:table-cell>
          <table:table-cell office:value-type="float" office:value="422771689" calcext:value-type="float">
            <text:p>422771689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1157939900" calcext:value-type="float">
            <text:p>1157939900</text:p>
          </table:table-cell>
          <table:table-cell office:value-type="float" office:value="130277885" calcext:value-type="float">
            <text:p>130277885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2721682900" calcext:value-type="float">
            <text:p>2721682900</text:p>
          </table:table-cell>
          <table:table-cell office:value-type="float" office:value="186082390" calcext:value-type="float">
            <text:p>186082390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1805119800" calcext:value-type="float">
            <text:p>1805119800</text:p>
          </table:table-cell>
          <table:table-cell office:value-type="float" office:value="120218205" calcext:value-type="float">
            <text:p>120218205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964391700" calcext:value-type="float">
            <text:p>964391700</text:p>
          </table:table-cell>
          <table:table-cell office:value-type="float" office:value="104743517" calcext:value-type="float">
            <text:p>104743517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932081900" calcext:value-type="float">
            <text:p>932081900</text:p>
          </table:table-cell>
          <table:table-cell office:value-type="float" office:value="118503147" calcext:value-type="float">
            <text:p>118503147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6010807800" calcext:value-type="float">
            <text:p>6010807800</text:p>
          </table:table-cell>
          <table:table-cell office:value-type="float" office:value="202004038" calcext:value-type="float">
            <text:p>202004038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0408341200" calcext:value-type="float">
            <text:p>10408341200</text:p>
          </table:table-cell>
          <table:table-cell office:value-type="float" office:value="355217499" calcext:value-type="float">
            <text:p>355217499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2849212900" calcext:value-type="float">
            <text:p>2849212900</text:p>
          </table:table-cell>
          <table:table-cell office:value-type="float" office:value="174199059" calcext:value-type="float">
            <text:p>174199059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1191200300" calcext:value-type="float">
            <text:p>1191200300</text:p>
          </table:table-cell>
          <table:table-cell office:value-type="float" office:value="98390825" calcext:value-type="float">
            <text:p>98390825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5061431400" calcext:value-type="float">
            <text:p>5061431400</text:p>
          </table:table-cell>
          <table:table-cell office:value-type="float" office:value="232903564" calcext:value-type="float">
            <text:p>232903564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1759630700" calcext:value-type="float">
            <text:p>1759630700</text:p>
          </table:table-cell>
          <table:table-cell office:value-type="float" office:value="119103858" calcext:value-type="float">
            <text:p>119103858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2324373800" calcext:value-type="float">
            <text:p>2324373800</text:p>
          </table:table-cell>
          <table:table-cell office:value-type="float" office:value="159706583" calcext:value-type="float">
            <text:p>159706583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2054630400" calcext:value-type="float">
            <text:p>2054630400</text:p>
          </table:table-cell>
          <table:table-cell office:value-type="float" office:value="138657942" calcext:value-type="float">
            <text:p>138657942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4543688900" calcext:value-type="float">
            <text:p>4543688900</text:p>
          </table:table-cell>
          <table:table-cell office:value-type="float" office:value="244272510" calcext:value-type="float">
            <text:p>244272510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643306900" calcext:value-type="float">
            <text:p>1643306900</text:p>
          </table:table-cell>
          <table:table-cell office:value-type="float" office:value="145131129" calcext:value-type="float">
            <text:p>145131129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038192700" calcext:value-type="float">
            <text:p>1038192700</text:p>
          </table:table-cell>
          <table:table-cell office:value-type="float" office:value="85382907" calcext:value-type="float">
            <text:p>85382907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819584600" calcext:value-type="float">
            <text:p>819584600</text:p>
          </table:table-cell>
          <table:table-cell office:value-type="float" office:value="96095940" calcext:value-type="float">
            <text:p>96095940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2639108200" calcext:value-type="float">
            <text:p>12639108200</text:p>
          </table:table-cell>
          <table:table-cell office:value-type="float" office:value="412635585" calcext:value-type="float">
            <text:p>412635585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1012458000" calcext:value-type="float">
            <text:p>1012458000</text:p>
          </table:table-cell>
          <table:table-cell office:value-type="float" office:value="105263436" calcext:value-type="float">
            <text:p>105263436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780906700" calcext:value-type="float">
            <text:p>780906700</text:p>
          </table:table-cell>
          <table:table-cell office:value-type="float" office:value="82211089" calcext:value-type="float">
            <text:p>82211089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580324300" calcext:value-type="float">
            <text:p>1580324300</text:p>
          </table:table-cell>
          <table:table-cell office:value-type="float" office:value="112947777" calcext:value-type="float">
            <text:p>112947777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1778007700" calcext:value-type="float">
            <text:p>11778007700</text:p>
          </table:table-cell>
          <table:table-cell office:value-type="float" office:value="406801959" calcext:value-type="float">
            <text:p>406801959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421281900" calcext:value-type="float">
            <text:p>1421281900</text:p>
          </table:table-cell>
          <table:table-cell office:value-type="float" office:value="121109615" calcext:value-type="float">
            <text:p>121109615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1360138200" calcext:value-type="float">
            <text:p>1360138200</text:p>
          </table:table-cell>
          <table:table-cell office:value-type="float" office:value="135509997" calcext:value-type="float">
            <text:p>135509997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8043178000" calcext:value-type="float">
            <text:p>8043178000</text:p>
          </table:table-cell>
          <table:table-cell office:value-type="float" office:value="401544982" calcext:value-type="float">
            <text:p>401544982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2671531100" calcext:value-type="float">
            <text:p>2671531100</text:p>
          </table:table-cell>
          <table:table-cell office:value-type="float" office:value="195222697" calcext:value-type="float">
            <text:p>195222697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1319749200" calcext:value-type="float">
            <text:p>1319749200</text:p>
          </table:table-cell>
          <table:table-cell office:value-type="float" office:value="130975937" calcext:value-type="float">
            <text:p>130975937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2828259900" calcext:value-type="float">
            <text:p>2828259900</text:p>
          </table:table-cell>
          <table:table-cell office:value-type="float" office:value="232367539" calcext:value-type="float">
            <text:p>232367539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874978700" calcext:value-type="float">
            <text:p>874978700</text:p>
          </table:table-cell>
          <table:table-cell office:value-type="float" office:value="104087816" calcext:value-type="float">
            <text:p>104087816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883432400" calcext:value-type="float">
            <text:p>883432400</text:p>
          </table:table-cell>
          <table:table-cell office:value-type="float" office:value="103862960" calcext:value-type="float">
            <text:p>103862960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5106931700" calcext:value-type="float">
            <text:p>5106931700</text:p>
          </table:table-cell>
          <table:table-cell office:value-type="float" office:value="328346461" calcext:value-type="float">
            <text:p>328346461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1649624800" calcext:value-type="float">
            <text:p>1649624800</text:p>
          </table:table-cell>
          <table:table-cell office:value-type="float" office:value="139783455" calcext:value-type="float">
            <text:p>139783455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4496865700" calcext:value-type="float">
            <text:p>4496865700</text:p>
          </table:table-cell>
          <table:table-cell office:value-type="float" office:value="210350309" calcext:value-type="float">
            <text:p>210350309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15217166200" calcext:value-type="float">
            <text:p>15217166200</text:p>
          </table:table-cell>
          <table:table-cell office:value-type="float" office:value="452576880" calcext:value-type="float">
            <text:p>452576880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1093002900" calcext:value-type="float">
            <text:p>1093002900</text:p>
          </table:table-cell>
          <table:table-cell office:value-type="float" office:value="118111136" calcext:value-type="float">
            <text:p>118111136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1017229500" calcext:value-type="float">
            <text:p>1017229500</text:p>
          </table:table-cell>
          <table:table-cell office:value-type="float" office:value="94419295" calcext:value-type="float">
            <text:p>94419295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1952213300" calcext:value-type="float">
            <text:p>11952213300</text:p>
          </table:table-cell>
          <table:table-cell office:value-type="float" office:value="404793543" calcext:value-type="float">
            <text:p>404793543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1682654600" calcext:value-type="float">
            <text:p>1682654600</text:p>
          </table:table-cell>
          <table:table-cell office:value-type="float" office:value="116139127" calcext:value-type="float">
            <text:p>116139127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2053381500" calcext:value-type="float">
            <text:p>2053381500</text:p>
          </table:table-cell>
          <table:table-cell office:value-type="float" office:value="147406184" calcext:value-type="float">
            <text:p>147406184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26017656400" calcext:value-type="float">
            <text:p>26017656400</text:p>
          </table:table-cell>
          <table:table-cell office:value-type="float" office:value="660583819" calcext:value-type="float">
            <text:p>660583819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1004529000" calcext:value-type="float">
            <text:p>1004529000</text:p>
          </table:table-cell>
          <table:table-cell office:value-type="float" office:value="72323626" calcext:value-type="float">
            <text:p>72323626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2897494400" calcext:value-type="float">
            <text:p>2897494400</text:p>
          </table:table-cell>
          <table:table-cell office:value-type="float" office:value="205559161" calcext:value-type="float">
            <text:p>205559161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7463963700" calcext:value-type="float">
            <text:p>7463963700</text:p>
          </table:table-cell>
          <table:table-cell office:value-type="float" office:value="282920965" calcext:value-type="float">
            <text:p>282920965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2130293100" calcext:value-type="float">
            <text:p>2130293100</text:p>
          </table:table-cell>
          <table:table-cell office:value-type="float" office:value="279173451" calcext:value-type="float">
            <text:p>279173451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6463530800" calcext:value-type="float">
            <text:p>16463530800</text:p>
          </table:table-cell>
          <table:table-cell office:value-type="float" office:value="557820855" calcext:value-type="float">
            <text:p>557820855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4028306700" calcext:value-type="float">
            <text:p>4028306700</text:p>
          </table:table-cell>
          <table:table-cell office:value-type="float" office:value="190644527" calcext:value-type="float">
            <text:p>190644527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2077631700" calcext:value-type="float">
            <text:p>2077631700</text:p>
          </table:table-cell>
          <table:table-cell office:value-type="float" office:value="151103327" calcext:value-type="float">
            <text:p>151103327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2482708000" calcext:value-type="float">
            <text:p>2482708000</text:p>
          </table:table-cell>
          <table:table-cell office:value-type="float" office:value="176240267" calcext:value-type="float">
            <text:p>176240267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5462622600" calcext:value-type="float">
            <text:p>15462622600</text:p>
          </table:table-cell>
          <table:table-cell office:value-type="float" office:value="521881061" calcext:value-type="float">
            <text:p>521881061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1041495300" calcext:value-type="float">
            <text:p>1041495300</text:p>
          </table:table-cell>
          <table:table-cell office:value-type="float" office:value="92332972" calcext:value-type="float">
            <text:p>92332972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1032900200" calcext:value-type="float">
            <text:p>1032900200</text:p>
          </table:table-cell>
          <table:table-cell office:value-type="float" office:value="126635649" calcext:value-type="float">
            <text:p>126635649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1162948500" calcext:value-type="float">
            <text:p>1162948500</text:p>
          </table:table-cell>
          <table:table-cell office:value-type="float" office:value="107909914" calcext:value-type="float">
            <text:p>107909914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4891495100" calcext:value-type="float">
            <text:p>4891495100</text:p>
          </table:table-cell>
          <table:table-cell office:value-type="float" office:value="230413479" calcext:value-type="float">
            <text:p>230413479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5075367100" calcext:value-type="float">
            <text:p>5075367100</text:p>
          </table:table-cell>
          <table:table-cell office:value-type="float" office:value="262696689" calcext:value-type="float">
            <text:p>262696689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3027722600" calcext:value-type="float">
            <text:p>13027722600</text:p>
          </table:table-cell>
          <table:table-cell office:value-type="float" office:value="441796314" calcext:value-type="float">
            <text:p>441796314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4451712500" calcext:value-type="float">
            <text:p>4451712500</text:p>
          </table:table-cell>
          <table:table-cell office:value-type="float" office:value="230732706" calcext:value-type="float">
            <text:p>230732706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1844371700" calcext:value-type="float">
            <text:p>1844371700</text:p>
          </table:table-cell>
          <table:table-cell office:value-type="float" office:value="115920956" calcext:value-type="float">
            <text:p>115920956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2252207600" calcext:value-type="float">
            <text:p>2252207600</text:p>
          </table:table-cell>
          <table:table-cell office:value-type="float" office:value="154455981" calcext:value-type="float">
            <text:p>154455981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112765200" calcext:value-type="float">
            <text:p>1112765200</text:p>
          </table:table-cell>
          <table:table-cell office:value-type="float" office:value="91101813" calcext:value-type="float">
            <text:p>91101813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3728180100" calcext:value-type="float">
            <text:p>3728180100</text:p>
          </table:table-cell>
          <table:table-cell office:value-type="float" office:value="231654848" calcext:value-type="float">
            <text:p>231654848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9215194800" calcext:value-type="float">
            <text:p>9215194800</text:p>
          </table:table-cell>
          <table:table-cell office:value-type="float" office:value="298069224" calcext:value-type="float">
            <text:p>298069224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1343453800" calcext:value-type="float">
            <text:p>1343453800</text:p>
          </table:table-cell>
          <table:table-cell office:value-type="float" office:value="90474981" calcext:value-type="float">
            <text:p>90474981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2458598400" calcext:value-type="float">
            <text:p>2458598400</text:p>
          </table:table-cell>
          <table:table-cell office:value-type="float" office:value="165709519" calcext:value-type="float">
            <text:p>165709519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6950611700" calcext:value-type="float">
            <text:p>6950611700</text:p>
          </table:table-cell>
          <table:table-cell office:value-type="float" office:value="357853619" calcext:value-type="float">
            <text:p>357853619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5152313400" calcext:value-type="float">
            <text:p>5152313400</text:p>
          </table:table-cell>
          <table:table-cell office:value-type="float" office:value="233792308" calcext:value-type="float">
            <text:p>233792308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1771698700" calcext:value-type="float">
            <text:p>1771698700</text:p>
          </table:table-cell>
          <table:table-cell office:value-type="float" office:value="116262807" calcext:value-type="float">
            <text:p>116262807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1640388700" calcext:value-type="float">
            <text:p>1640388700</text:p>
          </table:table-cell>
          <table:table-cell office:value-type="float" office:value="130927221" calcext:value-type="float">
            <text:p>130927221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2929903100" calcext:value-type="float">
            <text:p>2929903100</text:p>
          </table:table-cell>
          <table:table-cell office:value-type="float" office:value="302146871" calcext:value-type="float">
            <text:p>302146871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23610539500" calcext:value-type="float">
            <text:p>23610539500</text:p>
          </table:table-cell>
          <table:table-cell office:value-type="float" office:value="741856323" calcext:value-type="float">
            <text:p>741856323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5943492200" calcext:value-type="float">
            <text:p>5943492200</text:p>
          </table:table-cell>
          <table:table-cell office:value-type="float" office:value="258032295" calcext:value-type="float">
            <text:p>258032295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1299211500" calcext:value-type="float">
            <text:p>1299211500</text:p>
          </table:table-cell>
          <table:table-cell office:value-type="float" office:value="115749061" calcext:value-type="float">
            <text:p>115749061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23216221600" calcext:value-type="float">
            <text:p>23216221600</text:p>
          </table:table-cell>
          <table:table-cell office:value-type="float" office:value="772013336" calcext:value-type="float">
            <text:p>772013336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2233512900" calcext:value-type="float">
            <text:p>2233512900</text:p>
          </table:table-cell>
          <table:table-cell office:value-type="float" office:value="139893989" calcext:value-type="float">
            <text:p>139893989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1053923300" calcext:value-type="float">
            <text:p>1053923300</text:p>
          </table:table-cell>
          <table:table-cell office:value-type="float" office:value="105818233" calcext:value-type="float">
            <text:p>105818233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3740202000" calcext:value-type="float">
            <text:p>3740202000</text:p>
          </table:table-cell>
          <table:table-cell office:value-type="float" office:value="187187741" calcext:value-type="float">
            <text:p>187187741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6665555800" calcext:value-type="float">
            <text:p>6665555800</text:p>
          </table:table-cell>
          <table:table-cell office:value-type="float" office:value="275757865" calcext:value-type="float">
            <text:p>275757865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8661913800" calcext:value-type="float">
            <text:p>8661913800</text:p>
          </table:table-cell>
          <table:table-cell office:value-type="float" office:value="261192608" calcext:value-type="float">
            <text:p>261192608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3851651900" calcext:value-type="float">
            <text:p>3851651900</text:p>
          </table:table-cell>
          <table:table-cell office:value-type="float" office:value="247527546" calcext:value-type="float">
            <text:p>247527546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2095924400" calcext:value-type="float">
            <text:p>2095924400</text:p>
          </table:table-cell>
          <table:table-cell office:value-type="float" office:value="189738552" calcext:value-type="float">
            <text:p>189738552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1293426600" calcext:value-type="float">
            <text:p>11293426600</text:p>
          </table:table-cell>
          <table:table-cell office:value-type="float" office:value="427973574" calcext:value-type="float">
            <text:p>427973574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3364827700" calcext:value-type="float">
            <text:p>3364827700</text:p>
          </table:table-cell>
          <table:table-cell office:value-type="float" office:value="359293797" calcext:value-type="float">
            <text:p>359293797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2527406400" calcext:value-type="float">
            <text:p>2527406400</text:p>
          </table:table-cell>
          <table:table-cell office:value-type="float" office:value="229705472" calcext:value-type="float">
            <text:p>229705472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2792385200" calcext:value-type="float">
            <text:p>2792385200</text:p>
          </table:table-cell>
          <table:table-cell office:value-type="float" office:value="202314968" calcext:value-type="float">
            <text:p>202314968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2548066700" calcext:value-type="float">
            <text:p>2548066700</text:p>
          </table:table-cell>
          <table:table-cell office:value-type="float" office:value="231115925" calcext:value-type="float">
            <text:p>231115925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2653414300" calcext:value-type="float">
            <text:p>2653414300</text:p>
          </table:table-cell>
          <table:table-cell office:value-type="float" office:value="196114047" calcext:value-type="float">
            <text:p>196114047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7050870800" calcext:value-type="float">
            <text:p>7050870800</text:p>
          </table:table-cell>
          <table:table-cell office:value-type="float" office:value="342699141" calcext:value-type="float">
            <text:p>342699141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996358400" calcext:value-type="float">
            <text:p>996358400</text:p>
          </table:table-cell>
          <table:table-cell office:value-type="float" office:value="130014811" calcext:value-type="float">
            <text:p>130014811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2076044200" calcext:value-type="float">
            <text:p>2076044200</text:p>
          </table:table-cell>
          <table:table-cell office:value-type="float" office:value="154576692" calcext:value-type="float">
            <text:p>154576692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1994321600" calcext:value-type="float">
            <text:p>1994321600</text:p>
          </table:table-cell>
          <table:table-cell office:value-type="float" office:value="134968075" calcext:value-type="float">
            <text:p>134968075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8069877300" calcext:value-type="float">
            <text:p>8069877300</text:p>
          </table:table-cell>
          <table:table-cell office:value-type="float" office:value="348410252" calcext:value-type="float">
            <text:p>348410252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1029211600" calcext:value-type="float">
            <text:p>1029211600</text:p>
          </table:table-cell>
          <table:table-cell office:value-type="float" office:value="109506930" calcext:value-type="float">
            <text:p>109506930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4105892500" calcext:value-type="float">
            <text:p>4105892500</text:p>
          </table:table-cell>
          <table:table-cell office:value-type="float" office:value="322854661" calcext:value-type="float">
            <text:p>322854661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925831600" calcext:value-type="float">
            <text:p>925831600</text:p>
          </table:table-cell>
          <table:table-cell office:value-type="float" office:value="94461632" calcext:value-type="float">
            <text:p>94461632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808674600" calcext:value-type="float">
            <text:p>808674600</text:p>
          </table:table-cell>
          <table:table-cell office:value-type="float" office:value="90945070" calcext:value-type="float">
            <text:p>90945070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4764123900" calcext:value-type="float">
            <text:p>4764123900</text:p>
          </table:table-cell>
          <table:table-cell office:value-type="float" office:value="230311489" calcext:value-type="float">
            <text:p>230311489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951811100" calcext:value-type="float">
            <text:p>951811100</text:p>
          </table:table-cell>
          <table:table-cell office:value-type="float" office:value="121440200" calcext:value-type="float">
            <text:p>121440200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1043503400" calcext:value-type="float">
            <text:p>1043503400</text:p>
          </table:table-cell>
          <table:table-cell office:value-type="float" office:value="114240351" calcext:value-type="float">
            <text:p>114240351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1665385500" calcext:value-type="float">
            <text:p>1665385500</text:p>
          </table:table-cell>
          <table:table-cell office:value-type="float" office:value="168540352" calcext:value-type="float">
            <text:p>168540352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6902748600" calcext:value-type="float">
            <text:p>6902748600</text:p>
          </table:table-cell>
          <table:table-cell office:value-type="float" office:value="372702092" calcext:value-type="float">
            <text:p>372702092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3915819700" calcext:value-type="float">
            <text:p>3915819700</text:p>
          </table:table-cell>
          <table:table-cell office:value-type="float" office:value="213767706" calcext:value-type="float">
            <text:p>213767706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1267076800" calcext:value-type="float">
            <text:p>1267076800</text:p>
          </table:table-cell>
          <table:table-cell office:value-type="float" office:value="124851903" calcext:value-type="float">
            <text:p>124851903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4310671700" calcext:value-type="float">
            <text:p>4310671700</text:p>
          </table:table-cell>
          <table:table-cell office:value-type="float" office:value="235706312" calcext:value-type="float">
            <text:p>235706312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3248967400" calcext:value-type="float">
            <text:p>3248967400</text:p>
          </table:table-cell>
          <table:table-cell office:value-type="float" office:value="216630564" calcext:value-type="float">
            <text:p>216630564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1581738200" calcext:value-type="float">
            <text:p>1581738200</text:p>
          </table:table-cell>
          <table:table-cell office:value-type="float" office:value="117893929" calcext:value-type="float">
            <text:p>117893929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1077444400" calcext:value-type="float">
            <text:p>1077444400</text:p>
          </table:table-cell>
          <table:table-cell office:value-type="float" office:value="105964244" calcext:value-type="float">
            <text:p>105964244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1860441100" calcext:value-type="float">
            <text:p>1860441100</text:p>
          </table:table-cell>
          <table:table-cell office:value-type="float" office:value="149503324" calcext:value-type="float">
            <text:p>149503324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1501807900" calcext:value-type="float">
            <text:p>1501807900</text:p>
          </table:table-cell>
          <table:table-cell office:value-type="float" office:value="199432903" calcext:value-type="float">
            <text:p>199432903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2618271100" calcext:value-type="float">
            <text:p>12618271100</text:p>
          </table:table-cell>
          <table:table-cell office:value-type="float" office:value="629198898" calcext:value-type="float">
            <text:p>629198898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840825000" calcext:value-type="float">
            <text:p>840825000</text:p>
          </table:table-cell>
          <table:table-cell office:value-type="float" office:value="113122302" calcext:value-type="float">
            <text:p>113122302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6090982600" calcext:value-type="float">
            <text:p>6090982600</text:p>
          </table:table-cell>
          <table:table-cell office:value-type="float" office:value="323656850" calcext:value-type="float">
            <text:p>323656850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8532774100" calcext:value-type="float">
            <text:p>8532774100</text:p>
          </table:table-cell>
          <table:table-cell office:value-type="float" office:value="293814561" calcext:value-type="float">
            <text:p>293814561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1501003000" calcext:value-type="float">
            <text:p>1501003000</text:p>
          </table:table-cell>
          <table:table-cell office:value-type="float" office:value="187932842" calcext:value-type="float">
            <text:p>187932842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1180354300" calcext:value-type="float">
            <text:p>1180354300</text:p>
          </table:table-cell>
          <table:table-cell office:value-type="float" office:value="106826406" calcext:value-type="float">
            <text:p>106826406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2725229500" calcext:value-type="float">
            <text:p>2725229500</text:p>
          </table:table-cell>
          <table:table-cell office:value-type="float" office:value="175096299" calcext:value-type="float">
            <text:p>175096299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811197400" calcext:value-type="float">
            <text:p>811197400</text:p>
          </table:table-cell>
          <table:table-cell office:value-type="float" office:value="143904505" calcext:value-type="float">
            <text:p>143904505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1068984100" calcext:value-type="float">
            <text:p>1068984100</text:p>
          </table:table-cell>
          <table:table-cell office:value-type="float" office:value="142577881" calcext:value-type="float">
            <text:p>142577881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4895507400" calcext:value-type="float">
            <text:p>4895507400</text:p>
          </table:table-cell>
          <table:table-cell office:value-type="float" office:value="226931904" calcext:value-type="float">
            <text:p>226931904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1118329300" calcext:value-type="float">
            <text:p>1118329300</text:p>
          </table:table-cell>
          <table:table-cell office:value-type="float" office:value="131174773" calcext:value-type="float">
            <text:p>131174773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6121431200" calcext:value-type="float">
            <text:p>16121431200</text:p>
          </table:table-cell>
          <table:table-cell office:value-type="float" office:value="459645648" calcext:value-type="float">
            <text:p>459645648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2446945900" calcext:value-type="float">
            <text:p>2446945900</text:p>
          </table:table-cell>
          <table:table-cell office:value-type="float" office:value="177593089" calcext:value-type="float">
            <text:p>177593089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2890599700" calcext:value-type="float">
            <text:p>2890599700</text:p>
          </table:table-cell>
          <table:table-cell office:value-type="float" office:value="166748948" calcext:value-type="float">
            <text:p>166748948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1848813200" calcext:value-type="float">
            <text:p>1848813200</text:p>
          </table:table-cell>
          <table:table-cell office:value-type="float" office:value="193936781" calcext:value-type="float">
            <text:p>193936781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5076143500" calcext:value-type="float">
            <text:p>5076143500</text:p>
          </table:table-cell>
          <table:table-cell office:value-type="float" office:value="271078983" calcext:value-type="float">
            <text:p>271078983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2323603200" calcext:value-type="float">
            <text:p>2323603200</text:p>
          </table:table-cell>
          <table:table-cell office:value-type="float" office:value="139165651" calcext:value-type="float">
            <text:p>139165651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1068197800" calcext:value-type="float">
            <text:p>1068197800</text:p>
          </table:table-cell>
          <table:table-cell office:value-type="float" office:value="120009429" calcext:value-type="float">
            <text:p>120009429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1021732600" calcext:value-type="float">
            <text:p>1021732600</text:p>
          </table:table-cell>
          <table:table-cell office:value-type="float" office:value="117094953" calcext:value-type="float">
            <text:p>117094953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4342285900" calcext:value-type="float">
            <text:p>4342285900</text:p>
          </table:table-cell>
          <table:table-cell office:value-type="float" office:value="228384960" calcext:value-type="float">
            <text:p>228384960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5591271200" calcext:value-type="float">
            <text:p>25591271200</text:p>
          </table:table-cell>
          <table:table-cell office:value-type="float" office:value="601629263" calcext:value-type="float">
            <text:p>601629263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1215019200" calcext:value-type="float">
            <text:p>1215019200</text:p>
          </table:table-cell>
          <table:table-cell office:value-type="float" office:value="127751091" calcext:value-type="float">
            <text:p>127751091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6757078200" calcext:value-type="float">
            <text:p>6757078200</text:p>
          </table:table-cell>
          <table:table-cell office:value-type="float" office:value="332565127" calcext:value-type="float">
            <text:p>332565127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2789734600" calcext:value-type="float">
            <text:p>2789734600</text:p>
          </table:table-cell>
          <table:table-cell office:value-type="float" office:value="150967582" calcext:value-type="float">
            <text:p>150967582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3611063000" calcext:value-type="float">
            <text:p>3611063000</text:p>
          </table:table-cell>
          <table:table-cell office:value-type="float" office:value="195788052" calcext:value-type="float">
            <text:p>195788052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2585810200" calcext:value-type="float">
            <text:p>22585810200</text:p>
          </table:table-cell>
          <table:table-cell office:value-type="float" office:value="663885214" calcext:value-type="float">
            <text:p>663885214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2430609500" calcext:value-type="float">
            <text:p>2430609500</text:p>
          </table:table-cell>
          <table:table-cell office:value-type="float" office:value="235798177" calcext:value-type="float">
            <text:p>235798177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762598900" calcext:value-type="float">
            <text:p>762598900</text:p>
          </table:table-cell>
          <table:table-cell office:value-type="float" office:value="78364938" calcext:value-type="float">
            <text:p>78364938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46250441200" calcext:value-type="float">
            <text:p>46250441200</text:p>
          </table:table-cell>
          <table:table-cell office:value-type="float" office:value="865270573" calcext:value-type="float">
            <text:p>865270573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5869276500" calcext:value-type="float">
            <text:p>15869276500</text:p>
          </table:table-cell>
          <table:table-cell office:value-type="float" office:value="445149156" calcext:value-type="float">
            <text:p>445149156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2210951600" calcext:value-type="float">
            <text:p>2210951600</text:p>
          </table:table-cell>
          <table:table-cell office:value-type="float" office:value="186043582" calcext:value-type="float">
            <text:p>186043582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2622326600" calcext:value-type="float">
            <text:p>2622326600</text:p>
          </table:table-cell>
          <table:table-cell office:value-type="float" office:value="194338212" calcext:value-type="float">
            <text:p>194338212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9185904000" calcext:value-type="float">
            <text:p>9185904000</text:p>
          </table:table-cell>
          <table:table-cell office:value-type="float" office:value="350202577" calcext:value-type="float">
            <text:p>350202577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3307573000" calcext:value-type="float">
            <text:p>13307573000</text:p>
          </table:table-cell>
          <table:table-cell office:value-type="float" office:value="491243238" calcext:value-type="float">
            <text:p>491243238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6657837900" calcext:value-type="float">
            <text:p>6657837900</text:p>
          </table:table-cell>
          <table:table-cell office:value-type="float" office:value="325487728" calcext:value-type="float">
            <text:p>325487728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1836214200" calcext:value-type="float">
            <text:p>1836214200</text:p>
          </table:table-cell>
          <table:table-cell office:value-type="float" office:value="154685049" calcext:value-type="float">
            <text:p>154685049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1991382000" calcext:value-type="float">
            <text:p>1991382000</text:p>
          </table:table-cell>
          <table:table-cell office:value-type="float" office:value="180459227" calcext:value-type="float">
            <text:p>180459227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972015000" calcext:value-type="float">
            <text:p>1972015000</text:p>
          </table:table-cell>
          <table:table-cell office:value-type="float" office:value="139752346" calcext:value-type="float">
            <text:p>13975234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4293953900" calcext:value-type="float">
            <text:p>84293953900</text:p>
          </table:table-cell>
          <table:table-cell office:value-type="float" office:value="1607088636" calcext:value-type="float">
            <text:p>1607088636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2531403100" calcext:value-type="float">
            <text:p>2531403100</text:p>
          </table:table-cell>
          <table:table-cell office:value-type="float" office:value="183400161" calcext:value-type="float">
            <text:p>183400161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1197324700" calcext:value-type="float">
            <text:p>1197324700</text:p>
          </table:table-cell>
          <table:table-cell office:value-type="float" office:value="164780390" calcext:value-type="float">
            <text:p>164780390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6925748600" calcext:value-type="float">
            <text:p>6925748600</text:p>
          </table:table-cell>
          <table:table-cell office:value-type="float" office:value="316429204" calcext:value-type="float">
            <text:p>316429204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1222799000" calcext:value-type="float">
            <text:p>1222799000</text:p>
          </table:table-cell>
          <table:table-cell office:value-type="float" office:value="140829372" calcext:value-type="float">
            <text:p>140829372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4052176100" calcext:value-type="float">
            <text:p>4052176100</text:p>
          </table:table-cell>
          <table:table-cell office:value-type="float" office:value="227246632" calcext:value-type="float">
            <text:p>227246632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2803734000" calcext:value-type="float">
            <text:p>2803734000</text:p>
          </table:table-cell>
          <table:table-cell office:value-type="float" office:value="258807042" calcext:value-type="float">
            <text:p>258807042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1578905800" calcext:value-type="float">
            <text:p>1578905800</text:p>
          </table:table-cell>
          <table:table-cell office:value-type="float" office:value="135607659" calcext:value-type="float">
            <text:p>135607659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960638600" calcext:value-type="float">
            <text:p>960638600</text:p>
          </table:table-cell>
          <table:table-cell office:value-type="float" office:value="116213606" calcext:value-type="float">
            <text:p>116213606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4214954600" calcext:value-type="float">
            <text:p>4214954600</text:p>
          </table:table-cell>
          <table:table-cell office:value-type="float" office:value="254620215" calcext:value-type="float">
            <text:p>254620215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3155250000" calcext:value-type="float">
            <text:p>3155250000</text:p>
          </table:table-cell>
          <table:table-cell office:value-type="float" office:value="211960990" calcext:value-type="float">
            <text:p>211960990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2690844500" calcext:value-type="float">
            <text:p>2690844500</text:p>
          </table:table-cell>
          <table:table-cell office:value-type="float" office:value="240596333" calcext:value-type="float">
            <text:p>240596333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0569137400" calcext:value-type="float">
            <text:p>10569137400</text:p>
          </table:table-cell>
          <table:table-cell office:value-type="float" office:value="474171607" calcext:value-type="float">
            <text:p>474171607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4829278200" calcext:value-type="float">
            <text:p>4829278200</text:p>
          </table:table-cell>
          <table:table-cell office:value-type="float" office:value="255787439" calcext:value-type="float">
            <text:p>255787439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1606231200" calcext:value-type="float">
            <text:p>1606231200</text:p>
          </table:table-cell>
          <table:table-cell office:value-type="float" office:value="161951051" calcext:value-type="float">
            <text:p>161951051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2014610400" calcext:value-type="float">
            <text:p>2014610400</text:p>
          </table:table-cell>
          <table:table-cell office:value-type="float" office:value="168871496" calcext:value-type="float">
            <text:p>168871496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542415900" calcext:value-type="float">
            <text:p>1542415900</text:p>
          </table:table-cell>
          <table:table-cell office:value-type="float" office:value="157226651" calcext:value-type="float">
            <text:p>157226651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2122446200" calcext:value-type="float">
            <text:p>2122446200</text:p>
          </table:table-cell>
          <table:table-cell office:value-type="float" office:value="174107186" calcext:value-type="float">
            <text:p>174107186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1715449600" calcext:value-type="float">
            <text:p>1715449600</text:p>
          </table:table-cell>
          <table:table-cell office:value-type="float" office:value="143241604" calcext:value-type="float">
            <text:p>143241604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981014200" calcext:value-type="float">
            <text:p>981014200</text:p>
          </table:table-cell>
          <table:table-cell office:value-type="float" office:value="119628811" calcext:value-type="float">
            <text:p>119628811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3442578000" calcext:value-type="float">
            <text:p>3442578000</text:p>
          </table:table-cell>
          <table:table-cell office:value-type="float" office:value="326035224" calcext:value-type="float">
            <text:p>326035224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6791875900" calcext:value-type="float">
            <text:p>36791875900</text:p>
          </table:table-cell>
          <table:table-cell office:value-type="float" office:value="761708409" calcext:value-type="float">
            <text:p>761708409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1840626300" calcext:value-type="float">
            <text:p>1840626300</text:p>
          </table:table-cell>
          <table:table-cell office:value-type="float" office:value="129012043" calcext:value-type="float">
            <text:p>129012043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1645869800" calcext:value-type="float">
            <text:p>1645869800</text:p>
          </table:table-cell>
          <table:table-cell office:value-type="float" office:value="133231164" calcext:value-type="float">
            <text:p>133231164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24017156200" calcext:value-type="float">
            <text:p>24017156200</text:p>
          </table:table-cell>
          <table:table-cell office:value-type="float" office:value="627186940" calcext:value-type="float">
            <text:p>627186940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449909100" calcext:value-type="float">
            <text:p>1449909100</text:p>
          </table:table-cell>
          <table:table-cell office:value-type="float" office:value="187824028" calcext:value-type="float">
            <text:p>187824028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2492630100" calcext:value-type="float">
            <text:p>2492630100</text:p>
          </table:table-cell>
          <table:table-cell office:value-type="float" office:value="168368688" calcext:value-type="float">
            <text:p>168368688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1799438400" calcext:value-type="float">
            <text:p>1799438400</text:p>
          </table:table-cell>
          <table:table-cell office:value-type="float" office:value="139293509" calcext:value-type="float">
            <text:p>139293509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8478721900" calcext:value-type="float">
            <text:p>8478721900</text:p>
          </table:table-cell>
          <table:table-cell office:value-type="float" office:value="273471109" calcext:value-type="float">
            <text:p>273471109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1495749800" calcext:value-type="float">
            <text:p>1495749800</text:p>
          </table:table-cell>
          <table:table-cell office:value-type="float" office:value="112267230" calcext:value-type="float">
            <text:p>112267230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5886944400" calcext:value-type="float">
            <text:p>5886944400</text:p>
          </table:table-cell>
          <table:table-cell office:value-type="float" office:value="270579447" calcext:value-type="float">
            <text:p>270579447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9326071500" calcext:value-type="float">
            <text:p>19326071500</text:p>
          </table:table-cell>
          <table:table-cell office:value-type="float" office:value="514953022" calcext:value-type="float">
            <text:p>514953022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7940748700" calcext:value-type="float">
            <text:p>7940748700</text:p>
          </table:table-cell>
          <table:table-cell office:value-type="float" office:value="267812703" calcext:value-type="float">
            <text:p>267812703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1523307500" calcext:value-type="float">
            <text:p>1523307500</text:p>
          </table:table-cell>
          <table:table-cell office:value-type="float" office:value="124644054" calcext:value-type="float">
            <text:p>124644054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3830250800" calcext:value-type="float">
            <text:p>3830250800</text:p>
          </table:table-cell>
          <table:table-cell office:value-type="float" office:value="191455711" calcext:value-type="float">
            <text:p>191455711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3548422700" calcext:value-type="float">
            <text:p>3548422700</text:p>
          </table:table-cell>
          <table:table-cell office:value-type="float" office:value="228653781" calcext:value-type="float">
            <text:p>228653781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2131822700" calcext:value-type="float">
            <text:p>2131822700</text:p>
          </table:table-cell>
          <table:table-cell office:value-type="float" office:value="200296905" calcext:value-type="float">
            <text:p>200296905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9201301200" calcext:value-type="float">
            <text:p>9201301200</text:p>
          </table:table-cell>
          <table:table-cell office:value-type="float" office:value="456671723" calcext:value-type="float">
            <text:p>456671723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1168990200" calcext:value-type="float">
            <text:p>1168990200</text:p>
          </table:table-cell>
          <table:table-cell office:value-type="float" office:value="113228633" calcext:value-type="float">
            <text:p>113228633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1259995300" calcext:value-type="float">
            <text:p>1259995300</text:p>
          </table:table-cell>
          <table:table-cell office:value-type="float" office:value="127478656" calcext:value-type="float">
            <text:p>127478656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7744351000" calcext:value-type="float">
            <text:p>7744351000</text:p>
          </table:table-cell>
          <table:table-cell office:value-type="float" office:value="308373988" calcext:value-type="float">
            <text:p>308373988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8758752700" calcext:value-type="float">
            <text:p>38758752700</text:p>
          </table:table-cell>
          <table:table-cell office:value-type="float" office:value="777497463" calcext:value-type="float">
            <text:p>777497463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1978077400" calcext:value-type="float">
            <text:p>1978077400</text:p>
          </table:table-cell>
          <table:table-cell office:value-type="float" office:value="190107883" calcext:value-type="float">
            <text:p>190107883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1551309800" calcext:value-type="float">
            <text:p>1551309800</text:p>
          </table:table-cell>
          <table:table-cell office:value-type="float" office:value="121638981" calcext:value-type="float">
            <text:p>121638981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2612512500" calcext:value-type="float">
            <text:p>2612512500</text:p>
          </table:table-cell>
          <table:table-cell office:value-type="float" office:value="179768744" calcext:value-type="float">
            <text:p>179768744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7001428000" calcext:value-type="float">
            <text:p>7001428000</text:p>
          </table:table-cell>
          <table:table-cell office:value-type="float" office:value="355078948" calcext:value-type="float">
            <text:p>355078948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1642763100" calcext:value-type="float">
            <text:p>11642763100</text:p>
          </table:table-cell>
          <table:table-cell office:value-type="float" office:value="423650732" calcext:value-type="float">
            <text:p>423650732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1425240400" calcext:value-type="float">
            <text:p>1425240400</text:p>
          </table:table-cell>
          <table:table-cell office:value-type="float" office:value="124356981" calcext:value-type="float">
            <text:p>124356981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1297939400" calcext:value-type="float">
            <text:p>11297939400</text:p>
          </table:table-cell>
          <table:table-cell office:value-type="float" office:value="405536293" calcext:value-type="float">
            <text:p>405536293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2027921600" calcext:value-type="float">
            <text:p>2027921600</text:p>
          </table:table-cell>
          <table:table-cell office:value-type="float" office:value="181615836" calcext:value-type="float">
            <text:p>181615836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1350414300" calcext:value-type="float">
            <text:p>1350414300</text:p>
          </table:table-cell>
          <table:table-cell office:value-type="float" office:value="134472263" calcext:value-type="float">
            <text:p>134472263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2828779200" calcext:value-type="float">
            <text:p>2828779200</text:p>
          </table:table-cell>
          <table:table-cell office:value-type="float" office:value="205688913" calcext:value-type="float">
            <text:p>205688913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3600618000" calcext:value-type="float">
            <text:p>3600618000</text:p>
          </table:table-cell>
          <table:table-cell office:value-type="float" office:value="179503891" calcext:value-type="float">
            <text:p>179503891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5332347100" calcext:value-type="float">
            <text:p>5332347100</text:p>
          </table:table-cell>
          <table:table-cell office:value-type="float" office:value="369836085" calcext:value-type="float">
            <text:p>369836085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5014940900" calcext:value-type="float">
            <text:p>5014940900</text:p>
          </table:table-cell>
          <table:table-cell office:value-type="float" office:value="303920968" calcext:value-type="float">
            <text:p>303920968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2215060300" calcext:value-type="float">
            <text:p>2215060300</text:p>
          </table:table-cell>
          <table:table-cell office:value-type="float" office:value="174808796" calcext:value-type="float">
            <text:p>174808796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1160894500" calcext:value-type="float">
            <text:p>1160894500</text:p>
          </table:table-cell>
          <table:table-cell office:value-type="float" office:value="122691078" calcext:value-type="float">
            <text:p>122691078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3360384200" calcext:value-type="float">
            <text:p>3360384200</text:p>
          </table:table-cell>
          <table:table-cell office:value-type="float" office:value="244402751" calcext:value-type="float">
            <text:p>244402751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3855517200" calcext:value-type="float">
            <text:p>3855517200</text:p>
          </table:table-cell>
          <table:table-cell office:value-type="float" office:value="242792036" calcext:value-type="float">
            <text:p>242792036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1636073000" calcext:value-type="float">
            <text:p>1636073000</text:p>
          </table:table-cell>
          <table:table-cell office:value-type="float" office:value="137616048" calcext:value-type="float">
            <text:p>137616048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3467427000" calcext:value-type="float">
            <text:p>3467427000</text:p>
          </table:table-cell>
          <table:table-cell office:value-type="float" office:value="316164791" calcext:value-type="float">
            <text:p>316164791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1397223300" calcext:value-type="float">
            <text:p>1397223300</text:p>
          </table:table-cell>
          <table:table-cell office:value-type="float" office:value="124796311" calcext:value-type="float">
            <text:p>124796311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1552100000" calcext:value-type="float">
            <text:p>1552100000</text:p>
          </table:table-cell>
          <table:table-cell office:value-type="float" office:value="116385961" calcext:value-type="float">
            <text:p>116385961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9263588300" calcext:value-type="float">
            <text:p>9263588300</text:p>
          </table:table-cell>
          <table:table-cell office:value-type="float" office:value="348207671" calcext:value-type="float">
            <text:p>348207671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3343639200" calcext:value-type="float">
            <text:p>3343639200</text:p>
          </table:table-cell>
          <table:table-cell office:value-type="float" office:value="191532547" calcext:value-type="float">
            <text:p>191532547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1136608700" calcext:value-type="float">
            <text:p>1136608700</text:p>
          </table:table-cell>
          <table:table-cell office:value-type="float" office:value="142681290" calcext:value-type="float">
            <text:p>142681290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865625600" calcext:value-type="float">
            <text:p>865625600</text:p>
          </table:table-cell>
          <table:table-cell office:value-type="float" office:value="104743913" calcext:value-type="float">
            <text:p>104743913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8036819700" calcext:value-type="float">
            <text:p>8036819700</text:p>
          </table:table-cell>
          <table:table-cell office:value-type="float" office:value="314723423" calcext:value-type="float">
            <text:p>314723423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1442005800" calcext:value-type="float">
            <text:p>1442005800</text:p>
          </table:table-cell>
          <table:table-cell office:value-type="float" office:value="115959824" calcext:value-type="float">
            <text:p>115959824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965514600" calcext:value-type="float">
            <text:p>965514600</text:p>
          </table:table-cell>
          <table:table-cell office:value-type="float" office:value="86871515" calcext:value-type="float">
            <text:p>86871515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189821800" calcext:value-type="float">
            <text:p>1189821800</text:p>
          </table:table-cell>
          <table:table-cell office:value-type="float" office:value="119764251" calcext:value-type="float">
            <text:p>119764251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851943600" calcext:value-type="float">
            <text:p>851943600</text:p>
          </table:table-cell>
          <table:table-cell office:value-type="float" office:value="99917430" calcext:value-type="float">
            <text:p>99917430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1193081900" calcext:value-type="float">
            <text:p>1193081900</text:p>
          </table:table-cell>
          <table:table-cell office:value-type="float" office:value="124208567" calcext:value-type="float">
            <text:p>124208567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55488691300" calcext:value-type="float">
            <text:p>55488691300</text:p>
          </table:table-cell>
          <table:table-cell office:value-type="float" office:value="1188447105" calcext:value-type="float">
            <text:p>1188447105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5320853500" calcext:value-type="float">
            <text:p>5320853500</text:p>
          </table:table-cell>
          <table:table-cell office:value-type="float" office:value="332582856" calcext:value-type="float">
            <text:p>332582856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978228600" calcext:value-type="float">
            <text:p>978228600</text:p>
          </table:table-cell>
          <table:table-cell office:value-type="float" office:value="98084404" calcext:value-type="float">
            <text:p>98084404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6055375500" calcext:value-type="float">
            <text:p>16055375500</text:p>
          </table:table-cell>
          <table:table-cell office:value-type="float" office:value="488267749" calcext:value-type="float">
            <text:p>488267749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1972158700" calcext:value-type="float">
            <text:p>1972158700</text:p>
          </table:table-cell>
          <table:table-cell office:value-type="float" office:value="114852822" calcext:value-type="float">
            <text:p>114852822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6361807500" calcext:value-type="float">
            <text:p>16361807500</text:p>
          </table:table-cell>
          <table:table-cell office:value-type="float" office:value="416205497" calcext:value-type="float">
            <text:p>416205497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8093233100" calcext:value-type="float">
            <text:p>8093233100</text:p>
          </table:table-cell>
          <table:table-cell office:value-type="float" office:value="335493433" calcext:value-type="float">
            <text:p>335493433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4942879700" calcext:value-type="float">
            <text:p>4942879700</text:p>
          </table:table-cell>
          <table:table-cell office:value-type="float" office:value="216192197" calcext:value-type="float">
            <text:p>216192197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3191611400" calcext:value-type="float">
            <text:p>3191611400</text:p>
          </table:table-cell>
          <table:table-cell office:value-type="float" office:value="222001567" calcext:value-type="float">
            <text:p>222001567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3113380800" calcext:value-type="float">
            <text:p>3113380800</text:p>
          </table:table-cell>
          <table:table-cell office:value-type="float" office:value="163857831" calcext:value-type="float">
            <text:p>163857831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1949021400" calcext:value-type="float">
            <text:p>1949021400</text:p>
          </table:table-cell>
          <table:table-cell office:value-type="float" office:value="158648696" calcext:value-type="float">
            <text:p>158648696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1427660400" calcext:value-type="float">
            <text:p>1427660400</text:p>
          </table:table-cell>
          <table:table-cell office:value-type="float" office:value="136778286" calcext:value-type="float">
            <text:p>136778286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1009344000" calcext:value-type="float">
            <text:p>1009344000</text:p>
          </table:table-cell>
          <table:table-cell office:value-type="float" office:value="94977369" calcext:value-type="float">
            <text:p>94977369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3741247600" calcext:value-type="float">
            <text:p>3741247600</text:p>
          </table:table-cell>
          <table:table-cell office:value-type="float" office:value="298948309" calcext:value-type="float">
            <text:p>298948309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1437084000" calcext:value-type="float">
            <text:p>1437084000</text:p>
          </table:table-cell>
          <table:table-cell office:value-type="float" office:value="150853602" calcext:value-type="float">
            <text:p>150853602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1032940600" calcext:value-type="float">
            <text:p>1032940600</text:p>
          </table:table-cell>
          <table:table-cell office:value-type="float" office:value="132834315" calcext:value-type="float">
            <text:p>132834315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1206801300" calcext:value-type="float">
            <text:p>1206801300</text:p>
          </table:table-cell>
          <table:table-cell office:value-type="float" office:value="99164947" calcext:value-type="float">
            <text:p>99164947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5010684800" calcext:value-type="float">
            <text:p>5010684800</text:p>
          </table:table-cell>
          <table:table-cell office:value-type="float" office:value="232299122" calcext:value-type="float">
            <text:p>232299122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2064174100" calcext:value-type="float">
            <text:p>12064174100</text:p>
          </table:table-cell>
          <table:table-cell office:value-type="float" office:value="486492379" calcext:value-type="float">
            <text:p>486492379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1480602000" calcext:value-type="float">
            <text:p>1480602000</text:p>
          </table:table-cell>
          <table:table-cell office:value-type="float" office:value="128858288" calcext:value-type="float">
            <text:p>128858288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1562727100" calcext:value-type="float">
            <text:p>1562727100</text:p>
          </table:table-cell>
          <table:table-cell office:value-type="float" office:value="114174732" calcext:value-type="float">
            <text:p>114174732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1878963900" calcext:value-type="float">
            <text:p>1878963900</text:p>
          </table:table-cell>
          <table:table-cell office:value-type="float" office:value="143004616" calcext:value-type="float">
            <text:p>143004616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1417868200" calcext:value-type="float">
            <text:p>1417868200</text:p>
          </table:table-cell>
          <table:table-cell office:value-type="float" office:value="105120140" calcext:value-type="float">
            <text:p>105120140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3253438400" calcext:value-type="float">
            <text:p>3253438400</text:p>
          </table:table-cell>
          <table:table-cell office:value-type="float" office:value="232508988" calcext:value-type="float">
            <text:p>232508988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2074176400" calcext:value-type="float">
            <text:p>2074176400</text:p>
          </table:table-cell>
          <table:table-cell office:value-type="float" office:value="108358618" calcext:value-type="float">
            <text:p>108358618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1603912500" calcext:value-type="float">
            <text:p>1603912500</text:p>
          </table:table-cell>
          <table:table-cell office:value-type="float" office:value="121291599" calcext:value-type="float">
            <text:p>121291599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2714664200" calcext:value-type="float">
            <text:p>2714664200</text:p>
          </table:table-cell>
          <table:table-cell office:value-type="float" office:value="187039964" calcext:value-type="float">
            <text:p>187039964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6256170800" calcext:value-type="float">
            <text:p>16256170800</text:p>
          </table:table-cell>
          <table:table-cell office:value-type="float" office:value="416564238" calcext:value-type="float">
            <text:p>416564238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3770496500" calcext:value-type="float">
            <text:p>3770496500</text:p>
          </table:table-cell>
          <table:table-cell office:value-type="float" office:value="216286988" calcext:value-type="float">
            <text:p>216286988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2572557500" calcext:value-type="float">
            <text:p>2572557500</text:p>
          </table:table-cell>
          <table:table-cell office:value-type="float" office:value="266476673" calcext:value-type="float">
            <text:p>266476673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1134173800" calcext:value-type="float">
            <text:p>1134173800</text:p>
          </table:table-cell>
          <table:table-cell office:value-type="float" office:value="76468686" calcext:value-type="float">
            <text:p>76468686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3928392200" calcext:value-type="float">
            <text:p>3928392200</text:p>
          </table:table-cell>
          <table:table-cell office:value-type="float" office:value="229187488" calcext:value-type="float">
            <text:p>229187488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2692447300" calcext:value-type="float">
            <text:p>2692447300</text:p>
          </table:table-cell>
          <table:table-cell office:value-type="float" office:value="132643235" calcext:value-type="float">
            <text:p>132643235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1998495800" calcext:value-type="float">
            <text:p>1998495800</text:p>
          </table:table-cell>
          <table:table-cell office:value-type="float" office:value="150442301" calcext:value-type="float">
            <text:p>150442301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2136629600" calcext:value-type="float">
            <text:p>2136629600</text:p>
          </table:table-cell>
          <table:table-cell office:value-type="float" office:value="115290843" calcext:value-type="float">
            <text:p>115290843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1890853300" calcext:value-type="float">
            <text:p>1890853300</text:p>
          </table:table-cell>
          <table:table-cell office:value-type="float" office:value="137255467" calcext:value-type="float">
            <text:p>137255467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2977931900" calcext:value-type="float">
            <text:p>2977931900</text:p>
          </table:table-cell>
          <table:table-cell office:value-type="float" office:value="153236220" calcext:value-type="float">
            <text:p>153236220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0910161600" calcext:value-type="float">
            <text:p>10910161600</text:p>
          </table:table-cell>
          <table:table-cell office:value-type="float" office:value="424706733" calcext:value-type="float">
            <text:p>424706733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3099896900" calcext:value-type="float">
            <text:p>3099896900</text:p>
          </table:table-cell>
          <table:table-cell office:value-type="float" office:value="190725730" calcext:value-type="float">
            <text:p>190725730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1328158500" calcext:value-type="float">
            <text:p>1328158500</text:p>
          </table:table-cell>
          <table:table-cell office:value-type="float" office:value="94324676" calcext:value-type="float">
            <text:p>94324676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1535612500" calcext:value-type="float">
            <text:p>1535612500</text:p>
          </table:table-cell>
          <table:table-cell office:value-type="float" office:value="130770430" calcext:value-type="float">
            <text:p>130770430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1441711600" calcext:value-type="float">
            <text:p>1441711600</text:p>
          </table:table-cell>
          <table:table-cell office:value-type="float" office:value="117034183" calcext:value-type="float">
            <text:p>117034183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223637900" calcext:value-type="float">
            <text:p>223637900</text:p>
          </table:table-cell>
          <table:table-cell office:value-type="float" office:value="43297926" calcext:value-type="float">
            <text:p>43297926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472946200" calcext:value-type="float">
            <text:p>472946200</text:p>
          </table:table-cell>
          <table:table-cell office:value-type="float" office:value="86735210" calcext:value-type="float">
            <text:p>86735210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417190500" calcext:value-type="float">
            <text:p>1417190500</text:p>
          </table:table-cell>
          <table:table-cell office:value-type="float" office:value="96712451" calcext:value-type="float">
            <text:p>96712451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000768700" calcext:value-type="float">
            <text:p>1000768700</text:p>
          </table:table-cell>
          <table:table-cell office:value-type="float" office:value="96174313" calcext:value-type="float">
            <text:p>96174313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473706800" calcext:value-type="float">
            <text:p>1473706800</text:p>
          </table:table-cell>
          <table:table-cell office:value-type="float" office:value="117767945" calcext:value-type="float">
            <text:p>117767945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1205640400" calcext:value-type="float">
            <text:p>1205640400</text:p>
          </table:table-cell>
          <table:table-cell office:value-type="float" office:value="148698847" calcext:value-type="float">
            <text:p>148698847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385563600" calcext:value-type="float">
            <text:p>385563600</text:p>
          </table:table-cell>
          <table:table-cell office:value-type="float" office:value="55348991" calcext:value-type="float">
            <text:p>55348991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919470400" calcext:value-type="float">
            <text:p>919470400</text:p>
          </table:table-cell>
          <table:table-cell office:value-type="float" office:value="81996284" calcext:value-type="float">
            <text:p>81996284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629325800" calcext:value-type="float">
            <text:p>3629325800</text:p>
          </table:table-cell>
          <table:table-cell office:value-type="float" office:value="237431593" calcext:value-type="float">
            <text:p>237431593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511510100" calcext:value-type="float">
            <text:p>511510100</text:p>
          </table:table-cell>
          <table:table-cell office:value-type="float" office:value="69950456" calcext:value-type="float">
            <text:p>69950456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610182800" calcext:value-type="float">
            <text:p>610182800</text:p>
          </table:table-cell>
          <table:table-cell office:value-type="float" office:value="52566467" calcext:value-type="float">
            <text:p>52566467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653452500" calcext:value-type="float">
            <text:p>653452500</text:p>
          </table:table-cell>
          <table:table-cell office:value-type="float" office:value="71370682" calcext:value-type="float">
            <text:p>71370682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371228400" calcext:value-type="float">
            <text:p>371228400</text:p>
          </table:table-cell>
          <table:table-cell office:value-type="float" office:value="94980533" calcext:value-type="float">
            <text:p>94980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35" meta:object-count="0"/>
    <meta:generator>LibreOffice/6.0.7.3$Linux_X86_64 LibreOffice_project/00m0$Build-3</meta:generator>
  </office:meta>
</office:document-meta>
</file>